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572626" calcext:value-type="float">
            <text:p>0.065726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10919" calcext:value-type="float">
            <text:p>0.13109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63211" calcext:value-type="float">
            <text:p>0.19632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159416" calcext:value-type="float">
            <text:p>0.261594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705067" calcext:value-type="float">
            <text:p>0.327050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278488" calcext:value-type="float">
            <text:p>0.3927848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5884467" calcext:value-type="float">
            <text:p>0.458844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2523678" calcext:value-type="float">
            <text:p>0.5252367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9193717" calcext:value-type="float">
            <text:p>0.591937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5890398" calcext:value-type="float">
            <text:p>0.6589039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2609061" calcext:value-type="float">
            <text:p>0.7260906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9345658" calcext:value-type="float">
            <text:p>0.7934565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6097451" calcext:value-type="float">
            <text:p>0.860974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286319" calcext:value-type="float">
            <text:p>0.92863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642762" calcext:value-type="float">
            <text:p>0.9964276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6436434" calcext:value-type="float">
            <text:p>1.0643643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324399" calcext:value-type="float">
            <text:p>1.132439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20064089" calcext:value-type="float">
            <text:p>1.2006408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26894099" calcext:value-type="float">
            <text:p>1.2689409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33730406" calcext:value-type="float">
            <text:p>1.3373040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0569008" calcext:value-type="float">
            <text:p>1.4056900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47406068" calcext:value-type="float">
            <text:p>1.4740606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54238186" calcext:value-type="float">
            <text:p>1.5423818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61062337" calcext:value-type="float">
            <text:p>1.610623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67875608" calcext:value-type="float">
            <text:p>1.6787560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4674978" calcext:value-type="float">
            <text:p>1.7467497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81457327" calcext:value-type="float">
            <text:p>1.814573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88219718" calcext:value-type="float">
            <text:p>1.882197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94959784" calcext:value-type="float">
            <text:p>1.9495978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01675997" calcext:value-type="float">
            <text:p>2.0167599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08367619" calcext:value-type="float">
            <text:p>2.083676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5034331" calcext:value-type="float">
            <text:p>2.1503433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21675746" calcext:value-type="float">
            <text:p>2.2167574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28291093" calcext:value-type="float">
            <text:p>2.2829109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34879297" calcext:value-type="float">
            <text:p>2.3487929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41439464" calcext:value-type="float">
            <text:p>2.4143946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797157" calcext:value-type="float">
            <text:p>2.479715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54477065" calcext:value-type="float">
            <text:p>2.5447706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60959194" calcext:value-type="float">
            <text:p>2.6095919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7423123" calcext:value-type="float">
            <text:p>2.6742312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73876505" calcext:value-type="float">
            <text:p>2.7387650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80332864" calcext:value-type="float">
            <text:p>2.803328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86834091" calcext:value-type="float">
            <text:p>2.8683409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95545534" calcext:value-type="float">
            <text:p>2.9554553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01763939" calcext:value-type="float">
            <text:p>3.0176393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08046014" calcext:value-type="float">
            <text:p>3.0804601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14348155" calcext:value-type="float">
            <text:p>3.1434815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20665805" calcext:value-type="float">
            <text:p>3.2066580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27004508" calcext:value-type="float">
            <text:p>3.2700450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33375212" calcext:value-type="float">
            <text:p>3.3337521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39791772" calcext:value-type="float">
            <text:p>3.3979177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46267933" calcext:value-type="float">
            <text:p>3.462679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52813768" calcext:value-type="float">
            <text:p>3.5281376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59432596" calcext:value-type="float">
            <text:p>3.5943259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66119621" calcext:value-type="float">
            <text:p>3.6611962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72862942" calcext:value-type="float">
            <text:p>3.7286294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79646586" calcext:value-type="float">
            <text:p>3.7964658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86454388" calcext:value-type="float">
            <text:p>3.8645438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.93273316" calcext:value-type="float">
            <text:p>3.9327331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00095225" calcext:value-type="float">
            <text:p>4.000952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06916783" calcext:value-type="float">
            <text:p>4.0691678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13738069" calcext:value-type="float">
            <text:p>4.1373806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20560702" calcext:value-type="float">
            <text:p>4.2056070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27386279" calcext:value-type="float">
            <text:p>4.2738627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34215496" calcext:value-type="float">
            <text:p>4.3421549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41047883" calcext:value-type="float">
            <text:p>4.4104788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47881862" calcext:value-type="float">
            <text:p>4.4788186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54714871" calcext:value-type="float">
            <text:p>4.5471487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61543482" calcext:value-type="float">
            <text:p>4.6154348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68363598" calcext:value-type="float">
            <text:p>4.6836359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75170828" calcext:value-type="float">
            <text:p>4.7517082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81961021" calcext:value-type="float">
            <text:p>4.8196102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.88730789" calcext:value-type="float">
            <text:p>4.8873078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.95477791" calcext:value-type="float">
            <text:p>4.9547779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02200685" calcext:value-type="float">
            <text:p>5.0220068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08898851" calcext:value-type="float">
            <text:p>5.0889885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15572169" calcext:value-type="float">
            <text:p>5.1557216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22221069" calcext:value-type="float">
            <text:p>5.2222106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28846829" calcext:value-type="float">
            <text:p>5.2884682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35451768" calcext:value-type="float">
            <text:p>5.3545176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42038902" calcext:value-type="float">
            <text:p>5.4203890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48610882" calcext:value-type="float">
            <text:p>5.486108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55168512" calcext:value-type="float">
            <text:p>5.5516851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61709542" calcext:value-type="float">
            <text:p>5.6170954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68228358" calcext:value-type="float">
            <text:p>5.6822835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74716651" calcext:value-type="float">
            <text:p>5.7471665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81164189" calcext:value-type="float">
            <text:p>5.811641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.87557117" calcext:value-type="float">
            <text:p>5.8755711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.9386324" calcext:value-type="float">
            <text:p>5.938632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.99873972" calcext:value-type="float">
            <text:p>5.9987397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0687141" calcext:value-type="float">
            <text:p>6.068714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13473147" calcext:value-type="float">
            <text:p>6.1347314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20014224" calcext:value-type="float">
            <text:p>6.2001422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26543183" calcext:value-type="float">
            <text:p>6.2654318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33078017" calcext:value-type="float">
            <text:p>6.3307801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39626679" calcext:value-type="float">
            <text:p>6.3962667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46192378" calcext:value-type="float">
            <text:p>6.4619237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52776064" calcext:value-type="float">
            <text:p>6.5277606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59377899" calcext:value-type="float">
            <text:p>6.593778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72626" calcext:value-type="float">
            <text:p>6.572626</text:p>
          </table:table-cell>
          <table:table-cell office:value-type="float" office:value="6.65998065" calcext:value-type="float">
            <text:p>6.65998065</text:p>
          </table:table-cell>
          <table:table-cell table:formula="of:=POWER([.C101]-6.75;2)" office:value-type="float" office:value="0.00810348337442257" calcext:value-type="float">
            <text:p>0.0081034834</text:p>
          </table:table-cell>
          <table:table-cell table:formula="of:=SQRT(SUM([.D101:.D200])/100)" office:value-type="float" office:value="0.109798555589217" calcext:value-type="float">
            <text:p>0.109798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536564" calcext:value-type="float">
            <text:p>6.536564</text:p>
          </table:table-cell>
          <table:table-cell office:value-type="float" office:value="6.66064433" calcext:value-type="float">
            <text:p>6.66064433</text:p>
          </table:table-cell>
          <table:table-cell table:formula="of:=POWER([.C102]-6.75;2)" office:value-type="float" office:value="0.00798443576114886" calcext:value-type="float">
            <text:p>0.007984435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2292" calcext:value-type="float">
            <text:p>6.52292</text:p>
          </table:table-cell>
          <table:table-cell office:value-type="float" office:value="6.66186485" calcext:value-type="float">
            <text:p>6.66186485</text:p>
          </table:table-cell>
          <table:table-cell table:formula="of:=POWER([.C103]-6.75;2)" office:value-type="float" office:value="0.00776780466552255" calcext:value-type="float">
            <text:p>0.007767804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527306" calcext:value-type="float">
            <text:p>6.527306</text:p>
          </table:table-cell>
          <table:table-cell office:value-type="float" office:value="6.66342719" calcext:value-type="float">
            <text:p>6.66342719</text:p>
          </table:table-cell>
          <table:table-cell table:formula="of:=POWER([.C104]-6.75;2)" office:value-type="float" office:value="0.00749485143129607" calcext:value-type="float">
            <text:p>0.007494851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545651" calcext:value-type="float">
            <text:p>6.545651</text:p>
          </table:table-cell>
          <table:table-cell office:value-type="float" office:value="6.66515925" calcext:value-type="float">
            <text:p>6.66515925</text:p>
          </table:table-cell>
          <table:table-cell table:formula="of:=POWER([.C105]-6.75;2)" office:value-type="float" office:value="0.00719795286056245" calcext:value-type="float">
            <text:p>0.007197952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73421" calcext:value-type="float">
            <text:p>6.573421</text:p>
          </table:table-cell>
          <table:table-cell office:value-type="float" office:value="6.66692635" calcext:value-type="float">
            <text:p>6.66692635</text:p>
          </table:table-cell>
          <table:table-cell table:formula="of:=POWER([.C106]-6.75;2)" office:value-type="float" office:value="0.00690123132432254" calcext:value-type="float">
            <text:p>0.006901231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05979" calcext:value-type="float">
            <text:p>6.605979</text:p>
          </table:table-cell>
          <table:table-cell office:value-type="float" office:value="6.6686336" calcext:value-type="float">
            <text:p>6.6686336</text:p>
          </table:table-cell>
          <table:table-cell table:formula="of:=POWER([.C107]-6.75;2)" office:value-type="float" office:value="0.00662049104896005" calcext:value-type="float">
            <text:p>0.00662049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39211" calcext:value-type="float">
            <text:p>6.639211</text:p>
          </table:table-cell>
          <table:table-cell office:value-type="float" office:value="6.67022531" calcext:value-type="float">
            <text:p>6.67022531</text:p>
          </table:table-cell>
          <table:table-cell table:formula="of:=POWER([.C108]-6.75;2)" office:value-type="float" office:value="0.00636400116459607" calcext:value-type="float">
            <text:p>0.006364001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70039" calcext:value-type="float">
            <text:p>6.670039</text:p>
          </table:table-cell>
          <table:table-cell office:value-type="float" office:value="6.67167925" calcext:value-type="float">
            <text:p>6.67167925</text:p>
          </table:table-cell>
          <table:table-cell table:formula="of:=POWER([.C109]-6.75;2)" office:value-type="float" office:value="0.00613413988056244" calcext:value-type="float">
            <text:p>0.00613413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96681" calcext:value-type="float">
            <text:p>6.696681</text:p>
          </table:table-cell>
          <table:table-cell office:value-type="float" office:value="6.67299717" calcext:value-type="float">
            <text:p>6.67299717</text:p>
          </table:table-cell>
          <table:table-cell table:formula="of:=POWER([.C110]-6.75;2)" office:value-type="float" office:value="0.00592943582800884" calcext:value-type="float">
            <text:p>0.005929435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18663" calcext:value-type="float">
            <text:p>6.718663</text:p>
          </table:table-cell>
          <table:table-cell office:value-type="float" office:value="6.67419372" calcext:value-type="float">
            <text:p>6.67419372</text:p>
          </table:table-cell>
          <table:table-cell table:formula="of:=POWER([.C111]-6.75;2)" office:value-type="float" office:value="0.00574659208743842" calcext:value-type="float">
            <text:p>0.005746592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36597" calcext:value-type="float">
            <text:p>6.736597</text:p>
          </table:table-cell>
          <table:table-cell office:value-type="float" office:value="6.67528527" calcext:value-type="float">
            <text:p>6.67528527</text:p>
          </table:table-cell>
          <table:table-cell table:formula="of:=POWER([.C112]-6.75;2)" office:value-type="float" office:value="0.00558229087897293" calcext:value-type="float">
            <text:p>0.00558229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51793" calcext:value-type="float">
            <text:p>6.751793</text:p>
          </table:table-cell>
          <table:table-cell office:value-type="float" office:value="6.6762801" calcext:value-type="float">
            <text:p>6.6762801</text:p>
          </table:table-cell>
          <table:table-cell table:formula="of:=POWER([.C113]-6.75;2)" office:value-type="float" office:value="0.00543462365601006" calcext:value-type="float">
            <text:p>0.005434623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65739" calcext:value-type="float">
            <text:p>6.765739</text:p>
          </table:table-cell>
          <table:table-cell office:value-type="float" office:value="6.67717127" calcext:value-type="float">
            <text:p>6.67717127</text:p>
          </table:table-cell>
          <table:table-cell table:formula="of:=POWER([.C114]-6.75;2)" office:value-type="float" office:value="0.00530402391341295" calcext:value-type="float">
            <text:p>0.005304023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79572" calcext:value-type="float">
            <text:p>6.779572</text:p>
          </table:table-cell>
          <table:table-cell office:value-type="float" office:value="6.67793398" calcext:value-type="float">
            <text:p>6.67793398</text:p>
          </table:table-cell>
          <table:table-cell table:formula="of:=POWER([.C115]-6.75;2)" office:value-type="float" office:value="0.00519351123864044" calcext:value-type="float">
            <text:p>0.005193511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93672" calcext:value-type="float">
            <text:p>6.793672</text:p>
          </table:table-cell>
          <table:table-cell office:value-type="float" office:value="6.67852884" calcext:value-type="float">
            <text:p>6.67852884</text:p>
          </table:table-cell>
          <table:table-cell table:formula="of:=POWER([.C116]-6.75;2)" office:value-type="float" office:value="0.00510812671174557" calcext:value-type="float">
            <text:p>0.005108126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807556" calcext:value-type="float">
            <text:p>6.807556</text:p>
          </table:table-cell>
          <table:table-cell office:value-type="float" office:value="6.6789109" calcext:value-type="float">
            <text:p>6.6789109</text:p>
          </table:table-cell>
          <table:table-cell table:formula="of:=POWER([.C117]-6.75;2)" office:value-type="float" office:value="0.00505366013881" calcext:value-type="float">
            <text:p>0.005053660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820099" calcext:value-type="float">
            <text:p>6.820099</text:p>
          </table:table-cell>
          <table:table-cell office:value-type="float" office:value="6.67904189" calcext:value-type="float">
            <text:p>6.67904189</text:p>
          </table:table-cell>
          <table:table-cell table:formula="of:=POWER([.C118]-6.75;2)" office:value-type="float" office:value="0.00503505337477214" calcext:value-type="float">
            <text:p>0.005035053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3001" calcext:value-type="float">
            <text:p>6.83001</text:p>
          </table:table-cell>
          <table:table-cell office:value-type="float" office:value="6.67890133" calcext:value-type="float">
            <text:p>6.67890133</text:p>
          </table:table-cell>
          <table:table-cell table:formula="of:=POWER([.C119]-6.75;2)" office:value-type="float" office:value="0.00505502087576884" calcext:value-type="float">
            <text:p>0.005055020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36307" calcext:value-type="float">
            <text:p>6.836307</text:p>
          </table:table-cell>
          <table:table-cell office:value-type="float" office:value="6.67849216" calcext:value-type="float">
            <text:p>6.67849216</text:p>
          </table:table-cell>
          <table:table-cell table:formula="of:=POWER([.C120]-6.75;2)" office:value-type="float" office:value="0.00511337118146557" calcext:value-type="float">
            <text:p>0.00511337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38602" calcext:value-type="float">
            <text:p>6.838602</text:p>
          </table:table-cell>
          <table:table-cell office:value-type="float" office:value="6.67783882" calcext:value-type="float">
            <text:p>6.67783882</text:p>
          </table:table-cell>
          <table:table-cell table:formula="of:=POWER([.C121]-6.75;2)" office:value-type="float" office:value="0.00520723589899242" calcext:value-type="float">
            <text:p>0.005207235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83706" calcext:value-type="float">
            <text:p>6.83706</text:p>
          </table:table-cell>
          <table:table-cell office:value-type="float" office:value="6.67697882" calcext:value-type="float">
            <text:p>6.67697882</text:p>
          </table:table-cell>
          <table:table-cell table:formula="of:=POWER([.C122]-6.75;2)" office:value-type="float" office:value="0.00533209272859234" calcext:value-type="float">
            <text:p>0.005332092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32118" calcext:value-type="float">
            <text:p>6.832118</text:p>
          </table:table-cell>
          <table:table-cell office:value-type="float" office:value="6.67595173" calcext:value-type="float">
            <text:p>6.67595173</text:p>
          </table:table-cell>
          <table:table-cell table:formula="of:=POWER([.C123]-6.75;2)" office:value-type="float" office:value="0.00548314628999297" calcext:value-type="float">
            <text:p>0.005483146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24151" calcext:value-type="float">
            <text:p>6.824151</text:p>
          </table:table-cell>
          <table:table-cell office:value-type="float" office:value="6.67479013" calcext:value-type="float">
            <text:p>6.67479013</text:p>
          </table:table-cell>
          <table:table-cell table:formula="of:=POWER([.C124]-6.75;2)" office:value-type="float" office:value="0.00565652454541692" calcext:value-type="float">
            <text:p>0.005656524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813271" calcext:value-type="float">
            <text:p>6.813271</text:p>
          </table:table-cell>
          <table:table-cell office:value-type="float" office:value="6.67351592" calcext:value-type="float">
            <text:p>6.67351592</text:p>
          </table:table-cell>
          <table:table-cell table:formula="of:=POWER([.C125]-6.75;2)" office:value-type="float" office:value="0.00584981449344643" calcext:value-type="float">
            <text:p>0.005849814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9937" calcext:value-type="float">
            <text:p>6.79937</text:p>
          </table:table-cell>
          <table:table-cell office:value-type="float" office:value="6.67214275" calcext:value-type="float">
            <text:p>6.67214275</text:p>
          </table:table-cell>
          <table:table-cell table:formula="of:=POWER([.C126]-6.75;2)" office:value-type="float" office:value="0.00606175137756252" calcext:value-type="float">
            <text:p>0.006061751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82349" calcext:value-type="float">
            <text:p>6.782349</text:p>
          </table:table-cell>
          <table:table-cell office:value-type="float" office:value="6.67068241" calcext:value-type="float">
            <text:p>6.67068241</text:p>
          </table:table-cell>
          <table:table-cell table:formula="of:=POWER([.C127]-6.75;2)" office:value-type="float" office:value="0.00629128008340804" calcext:value-type="float">
            <text:p>0.00629128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62391" calcext:value-type="float">
            <text:p>6.762391</text:p>
          </table:table-cell>
          <table:table-cell office:value-type="float" office:value="6.66915138" calcext:value-type="float">
            <text:p>6.66915138</text:p>
          </table:table-cell>
          <table:table-cell table:formula="of:=POWER([.C128]-6.75;2)" office:value-type="float" office:value="0.00653649935590444" calcext:value-type="float">
            <text:p>0.006536499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40066" calcext:value-type="float">
            <text:p>6.740066</text:p>
          </table:table-cell>
          <table:table-cell office:value-type="float" office:value="6.66757356" calcext:value-type="float">
            <text:p>6.66757356</text:p>
          </table:table-cell>
          <table:table-cell table:formula="of:=POWER([.C129]-6.75;2)" office:value-type="float" office:value="0.00679411801107358" calcext:value-type="float">
            <text:p>0.00679411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16213" calcext:value-type="float">
            <text:p>6.716213</text:p>
          </table:table-cell>
          <table:table-cell office:value-type="float" office:value="6.66597741" calcext:value-type="float">
            <text:p>6.66597741</text:p>
          </table:table-cell>
          <table:table-cell table:formula="of:=POWER([.C130]-6.75;2)" office:value-type="float" office:value="0.0070597956303081" calcext:value-type="float">
            <text:p>0.007059795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91622" calcext:value-type="float">
            <text:p>6.691622</text:p>
          </table:table-cell>
          <table:table-cell office:value-type="float" office:value="6.66438806" calcext:value-type="float">
            <text:p>6.66438806</text:p>
          </table:table-cell>
          <table:table-cell table:formula="of:=POWER([.C131]-6.75;2)" office:value-type="float" office:value="0.00732940427056355" calcext:value-type="float">
            <text:p>0.007329404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66712" calcext:value-type="float">
            <text:p>6.666712</text:p>
          </table:table-cell>
          <table:table-cell office:value-type="float" office:value="6.66281725" calcext:value-type="float">
            <text:p>6.66281725</text:p>
          </table:table-cell>
          <table:table-cell table:formula="of:=POWER([.C132]-6.75;2)" office:value-type="float" office:value="0.00760083189756253" calcext:value-type="float">
            <text:p>0.007600831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641415" calcext:value-type="float">
            <text:p>6.641415</text:p>
          </table:table-cell>
          <table:table-cell office:value-type="float" office:value="6.66125387" calcext:value-type="float">
            <text:p>6.66125387</text:p>
          </table:table-cell>
          <table:table-cell table:formula="of:=POWER([.C133]-6.75;2)" office:value-type="float" office:value="0.00787587558997684" calcext:value-type="float">
            <text:p>0.007875875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15347" calcext:value-type="float">
            <text:p>6.615347</text:p>
          </table:table-cell>
          <table:table-cell office:value-type="float" office:value="6.65965426" calcext:value-type="float">
            <text:p>6.65965426</text:p>
          </table:table-cell>
          <table:table-cell table:formula="of:=POWER([.C134]-6.75;2)" office:value-type="float" office:value="0.00816235273614761" calcext:value-type="float">
            <text:p>0.008162352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88204" calcext:value-type="float">
            <text:p>6.588204</text:p>
          </table:table-cell>
          <table:table-cell office:value-type="float" office:value="6.65792272" calcext:value-type="float">
            <text:p>6.65792272</text:p>
          </table:table-cell>
          <table:table-cell table:formula="of:=POWER([.C135]-6.75;2)" office:value-type="float" office:value="0.00847822549219837" calcext:value-type="float">
            <text:p>0.008478225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60167" calcext:value-type="float">
            <text:p>6.560167</text:p>
          </table:table-cell>
          <table:table-cell office:value-type="float" office:value="6.65583995" calcext:value-type="float">
            <text:p>6.65583995</text:p>
          </table:table-cell>
          <table:table-cell table:formula="of:=POWER([.C136]-6.75;2)" office:value-type="float" office:value="0.00886611501600253" calcext:value-type="float">
            <text:p>0.00886611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32106" calcext:value-type="float">
            <text:p>6.532106</text:p>
          </table:table-cell>
          <table:table-cell office:value-type="float" office:value="6.65264317" calcext:value-type="float">
            <text:p>6.65264317</text:p>
          </table:table-cell>
          <table:table-cell table:formula="of:=POWER([.C137]-6.75;2)" office:value-type="float" office:value="0.00947835234764887" calcext:value-type="float">
            <text:p>0.009478352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05495" calcext:value-type="float">
            <text:p>6.505495</text:p>
          </table:table-cell>
          <table:table-cell office:value-type="float" office:value="6.62508873" calcext:value-type="float">
            <text:p>6.62508873</text:p>
          </table:table-cell>
          <table:table-cell table:formula="of:=POWER([.C138]-6.75;2)" office:value-type="float" office:value="0.0156028253730129" calcext:value-type="float">
            <text:p>0.015602825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482129" calcext:value-type="float">
            <text:p>6.482129</text:p>
          </table:table-cell>
          <table:table-cell office:value-type="float" office:value="6.6273571" calcext:value-type="float">
            <text:p>6.6273571</text:p>
          </table:table-cell>
          <table:table-cell table:formula="of:=POWER([.C139]-6.75;2)" office:value-type="float" office:value="0.0150412809204099" calcext:value-type="float">
            <text:p>0.015041280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463929" calcext:value-type="float">
            <text:p>6.463929</text:p>
          </table:table-cell>
          <table:table-cell office:value-type="float" office:value="6.62806412" calcext:value-type="float">
            <text:p>6.62806412</text:p>
          </table:table-cell>
          <table:table-cell table:formula="of:=POWER([.C140]-6.75;2)" office:value-type="float" office:value="0.0148683588313743" calcext:value-type="float">
            <text:p>0.014868358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453382" calcext:value-type="float">
            <text:p>6.453382</text:p>
          </table:table-cell>
          <table:table-cell office:value-type="float" office:value="6.62832653" calcext:value-type="float">
            <text:p>6.62832653</text:p>
          </table:table-cell>
          <table:table-cell table:formula="of:=POWER([.C141]-6.75;2)" office:value-type="float" office:value="0.0148044333018409" calcext:value-type="float">
            <text:p>0.014804433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56359" calcext:value-type="float">
            <text:p>6.456359</text:p>
          </table:table-cell>
          <table:table-cell office:value-type="float" office:value="6.62842356" calcext:value-type="float">
            <text:p>6.62842356</text:p>
          </table:table-cell>
          <table:table-cell table:formula="of:=POWER([.C142]-6.75;2)" office:value-type="float" office:value="0.0147808307630736" calcext:value-type="float">
            <text:p>0.01478083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01227" calcext:value-type="float">
            <text:p>6.501227</text:p>
          </table:table-cell>
          <table:table-cell office:value-type="float" office:value="6.62844051" calcext:value-type="float">
            <text:p>6.62844051</text:p>
          </table:table-cell>
          <table:table-cell table:formula="of:=POWER([.C143]-6.75;2)" office:value-type="float" office:value="0.0147767096090601" calcext:value-type="float">
            <text:p>0.014776709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711443" calcext:value-type="float">
            <text:p>8.711443</text:p>
          </table:table-cell>
          <table:table-cell office:value-type="float" office:value="6.62812952" calcext:value-type="float">
            <text:p>6.62812952</text:p>
          </table:table-cell>
          <table:table-cell table:formula="of:=POWER([.C144]-6.75;2)" office:value-type="float" office:value="0.0148524138954304" calcext:value-type="float">
            <text:p>0.014852413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218405" calcext:value-type="float">
            <text:p>6.218405</text:p>
          </table:table-cell>
          <table:table-cell office:value-type="float" office:value="6.60596637" calcext:value-type="float">
            <text:p>6.60596637</text:p>
          </table:table-cell>
          <table:table-cell table:formula="of:=POWER([.C145]-6.75;2)" office:value-type="float" office:value="0.0207456865709769" calcext:value-type="float">
            <text:p>0.020745686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282075" calcext:value-type="float">
            <text:p>6.282075</text:p>
          </table:table-cell>
          <table:table-cell office:value-type="float" office:value="6.6090653" calcext:value-type="float">
            <text:p>6.6090653</text:p>
          </table:table-cell>
          <table:table-cell table:formula="of:=POWER([.C146]-6.75;2)" office:value-type="float" office:value="0.01986258966409" calcext:value-type="float">
            <text:p>0.019862589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302141" calcext:value-type="float">
            <text:p>6.302141</text:p>
          </table:table-cell>
          <table:table-cell office:value-type="float" office:value="6.61189197" calcext:value-type="float">
            <text:p>6.61189197</text:p>
          </table:table-cell>
          <table:table-cell table:formula="of:=POWER([.C147]-6.75;2)" office:value-type="float" office:value="0.0190738279504808" calcext:value-type="float">
            <text:p>0.01907382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31765" calcext:value-type="float">
            <text:p>6.31765</text:p>
          </table:table-cell>
          <table:table-cell office:value-type="float" office:value="6.61487448" calcext:value-type="float">
            <text:p>6.61487448</text:p>
          </table:table-cell>
          <table:table-cell table:formula="of:=POWER([.C148]-6.75;2)" office:value-type="float" office:value="0.0182589061552704" calcext:value-type="float">
            <text:p>0.018258906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338703" calcext:value-type="float">
            <text:p>6.338703</text:p>
          </table:table-cell>
          <table:table-cell office:value-type="float" office:value="6.61802568" calcext:value-type="float">
            <text:p>6.61802568</text:p>
          </table:table-cell>
          <table:table-cell table:formula="of:=POWER([.C149]-6.75;2)" office:value-type="float" office:value="0.0174172211394625" calcext:value-type="float">
            <text:p>0.017417221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370704" calcext:value-type="float">
            <text:p>6.370704</text:p>
          </table:table-cell>
          <table:table-cell office:value-type="float" office:value="6.62125023" calcext:value-type="float">
            <text:p>6.62125023</text:p>
          </table:table-cell>
          <table:table-cell table:formula="of:=POWER([.C150]-6.75;2)" office:value-type="float" office:value="0.0165765032750528" calcext:value-type="float">
            <text:p>0.016576503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41656" calcext:value-type="float">
            <text:p>6.41656</text:p>
          </table:table-cell>
          <table:table-cell office:value-type="float" office:value="6.62440497" calcext:value-type="float">
            <text:p>6.62440497</text:p>
          </table:table-cell>
          <table:table-cell table:formula="of:=POWER([.C151]-6.75;2)" office:value-type="float" office:value="0.0157741115607008" calcext:value-type="float">
            <text:p>0.015774111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476161" calcext:value-type="float">
            <text:p>6.476161</text:p>
          </table:table-cell>
          <table:table-cell office:value-type="float" office:value="6.62732948" calcext:value-type="float">
            <text:p>6.62732948</text:p>
          </table:table-cell>
          <table:table-cell table:formula="of:=POWER([.C152]-6.75;2)" office:value-type="float" office:value="0.0150480564770703" calcext:value-type="float">
            <text:p>0.015048056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45835" calcext:value-type="float">
            <text:p>6.545835</text:p>
          </table:table-cell>
          <table:table-cell office:value-type="float" office:value="6.62987438" calcext:value-type="float">
            <text:p>6.62987438</text:p>
          </table:table-cell>
          <table:table-cell table:formula="of:=POWER([.C153]-6.75;2)" office:value-type="float" office:value="0.0144301645803843" calcext:value-type="float">
            <text:p>0.014430164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18828" calcext:value-type="float">
            <text:p>6.618828</text:p>
          </table:table-cell>
          <table:table-cell office:value-type="float" office:value="6.6319305" calcext:value-type="float">
            <text:p>6.6319305</text:p>
          </table:table-cell>
          <table:table-cell table:formula="of:=POWER([.C154]-6.75;2)" office:value-type="float" office:value="0.01394040683025" calcext:value-type="float">
            <text:p>0.013940406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87025" calcext:value-type="float">
            <text:p>6.687025</text:p>
          </table:table-cell>
          <table:table-cell office:value-type="float" office:value="6.63345267" calcext:value-type="float">
            <text:p>6.63345267</text:p>
          </table:table-cell>
          <table:table-cell table:formula="of:=POWER([.C155]-6.75;2)" office:value-type="float" office:value="0.0135832801301288" calcext:value-type="float">
            <text:p>0.013583280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43321" calcext:value-type="float">
            <text:p>6.743321</text:p>
          </table:table-cell>
          <table:table-cell office:value-type="float" office:value="6.63446875" calcext:value-type="float">
            <text:p>6.63446875</text:p>
          </table:table-cell>
          <table:table-cell table:formula="of:=POWER([.C156]-6.75;2)" office:value-type="float" office:value="0.0133474697265625" calcext:value-type="float">
            <text:p>0.013347469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83644" calcext:value-type="float">
            <text:p>6.783644</text:p>
          </table:table-cell>
          <table:table-cell office:value-type="float" office:value="6.63506897" calcext:value-type="float">
            <text:p>6.63506897</text:p>
          </table:table-cell>
          <table:table-cell table:formula="of:=POWER([.C157]-6.75;2)" office:value-type="float" office:value="0.0132091416568609" calcext:value-type="float">
            <text:p>0.01320914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807802" calcext:value-type="float">
            <text:p>6.807802</text:p>
          </table:table-cell>
          <table:table-cell office:value-type="float" office:value="6.63537838" calcext:value-type="float">
            <text:p>6.63537838</text:p>
          </table:table-cell>
          <table:table-cell table:formula="of:=POWER([.C158]-6.75;2)" office:value-type="float" office:value="0.0131381157714245" calcext:value-type="float">
            <text:p>0.013138115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18928" calcext:value-type="float">
            <text:p>6.818928</text:p>
          </table:table-cell>
          <table:table-cell office:value-type="float" office:value="6.63552259" calcext:value-type="float">
            <text:p>6.63552259</text:p>
          </table:table-cell>
          <table:table-cell table:formula="of:=POWER([.C159]-6.75;2)" office:value-type="float" office:value="0.0131050774003081" calcext:value-type="float">
            <text:p>0.013105077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21909" calcext:value-type="float">
            <text:p>6.821909</text:p>
          </table:table-cell>
          <table:table-cell office:value-type="float" office:value="6.63559853" calcext:value-type="float">
            <text:p>6.63559853</text:p>
          </table:table-cell>
          <table:table-cell table:formula="of:=POWER([.C160]-6.75;2)" office:value-type="float" office:value="0.0130876963381609" calcext:value-type="float">
            <text:p>0.013087696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21558" calcext:value-type="float">
            <text:p>6.821558</text:p>
          </table:table-cell>
          <table:table-cell office:value-type="float" office:value="6.63565882" calcext:value-type="float">
            <text:p>6.63565882</text:p>
          </table:table-cell>
          <table:table-cell table:formula="of:=POWER([.C161]-6.75;2)" office:value-type="float" office:value="0.0130739054437925" calcext:value-type="float">
            <text:p>0.013073905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821286" calcext:value-type="float">
            <text:p>6.821286</text:p>
          </table:table-cell>
          <table:table-cell office:value-type="float" office:value="6.63571173" calcext:value-type="float">
            <text:p>6.63571173</text:p>
          </table:table-cell>
          <table:table-cell table:formula="of:=POWER([.C162]-6.75;2)" office:value-type="float" office:value="0.013061808659593" calcext:value-type="float">
            <text:p>0.013061808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822633" calcext:value-type="float">
            <text:p>6.822633</text:p>
          </table:table-cell>
          <table:table-cell office:value-type="float" office:value="6.63573255" calcext:value-type="float">
            <text:p>6.63573255</text:p>
          </table:table-cell>
          <table:table-cell table:formula="of:=POWER([.C163]-6.75;2)" office:value-type="float" office:value="0.0130570501295025" calcext:value-type="float">
            <text:p>0.013057050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825577" calcext:value-type="float">
            <text:p>6.825577</text:p>
          </table:table-cell>
          <table:table-cell office:value-type="float" office:value="6.63567919" calcext:value-type="float">
            <text:p>6.63567919</text:p>
          </table:table-cell>
          <table:table-cell table:formula="of:=POWER([.C164]-6.75;2)" office:value-type="float" office:value="0.013069247599056" calcext:value-type="float">
            <text:p>0.013069247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829217" calcext:value-type="float">
            <text:p>6.829217</text:p>
          </table:table-cell>
          <table:table-cell office:value-type="float" office:value="6.63550582" calcext:value-type="float">
            <text:p>6.63550582</text:p>
          </table:table-cell>
          <table:table-cell table:formula="of:=POWER([.C165]-6.75;2)" office:value-type="float" office:value="0.0131089172538725" calcext:value-type="float">
            <text:p>0.013108917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32387" calcext:value-type="float">
            <text:p>6.832387</text:p>
          </table:table-cell>
          <table:table-cell office:value-type="float" office:value="6.63517157" calcext:value-type="float">
            <text:p>6.63517157</text:p>
          </table:table-cell>
          <table:table-cell table:formula="of:=POWER([.C166]-6.75;2)" office:value-type="float" office:value="0.0131855683362649" calcext:value-type="float">
            <text:p>0.013185568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833979" calcext:value-type="float">
            <text:p>6.833979</text:p>
          </table:table-cell>
          <table:table-cell office:value-type="float" office:value="6.63464492" calcext:value-type="float">
            <text:p>6.63464492</text:p>
          </table:table-cell>
          <table:table-cell table:formula="of:=POWER([.C167]-6.75;2)" office:value-type="float" office:value="0.0133067944818063" calcext:value-type="float">
            <text:p>0.013306794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833009" calcext:value-type="float">
            <text:p>6.833009</text:p>
          </table:table-cell>
          <table:table-cell office:value-type="float" office:value="6.63390601" calcext:value-type="float">
            <text:p>6.63390601</text:p>
          </table:table-cell>
          <table:table-cell table:formula="of:=POWER([.C168]-6.75;2)" office:value-type="float" office:value="0.01347781451412" calcext:value-type="float">
            <text:p>0.013477814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28611" calcext:value-type="float">
            <text:p>6.828611</text:p>
          </table:table-cell>
          <table:table-cell office:value-type="float" office:value="6.6329485" calcext:value-type="float">
            <text:p>6.6329485</text:p>
          </table:table-cell>
          <table:table-cell table:formula="of:=POWER([.C169]-6.75;2)" office:value-type="float" office:value="0.0137010536522499" calcext:value-type="float">
            <text:p>0.013701053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20116" calcext:value-type="float">
            <text:p>6.820116</text:p>
          </table:table-cell>
          <table:table-cell office:value-type="float" office:value="6.63178139" calcext:value-type="float">
            <text:p>6.63178139</text:p>
          </table:table-cell>
          <table:table-cell table:formula="of:=POWER([.C170]-6.75;2)" office:value-type="float" office:value="0.013975639750332" calcext:value-type="float">
            <text:p>0.013975639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0723" calcext:value-type="float">
            <text:p>6.80723</text:p>
          </table:table-cell>
          <table:table-cell office:value-type="float" office:value="6.6304299" calcext:value-type="float">
            <text:p>6.6304299</text:p>
          </table:table-cell>
          <table:table-cell table:formula="of:=POWER([.C171]-6.75;2)" office:value-type="float" office:value="0.0142970088140099" calcext:value-type="float">
            <text:p>0.014297008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90193" calcext:value-type="float">
            <text:p>6.790193</text:p>
          </table:table-cell>
          <table:table-cell office:value-type="float" office:value="6.62893437" calcext:value-type="float">
            <text:p>6.62893437</text:p>
          </table:table-cell>
          <table:table-cell table:formula="of:=POWER([.C172]-6.75;2)" office:value-type="float" office:value="0.014656886767297" calcext:value-type="float">
            <text:p>0.014656886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69768" calcext:value-type="float">
            <text:p>6.769768</text:p>
          </table:table-cell>
          <table:table-cell office:value-type="float" office:value="6.62734683" calcext:value-type="float">
            <text:p>6.62734683</text:p>
          </table:table-cell>
          <table:table-cell table:formula="of:=POWER([.C173]-6.75;2)" office:value-type="float" office:value="0.0150438001110488" calcext:value-type="float">
            <text:p>0.015043800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47002" calcext:value-type="float">
            <text:p>6.747002</text:p>
          </table:table-cell>
          <table:table-cell office:value-type="float" office:value="6.62572551" calcext:value-type="float">
            <text:p>6.62572551</text:p>
          </table:table-cell>
          <table:table-cell table:formula="of:=POWER([.C174]-6.75;2)" office:value-type="float" office:value="0.0154441488647602" calcext:value-type="float">
            <text:p>0.015444148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722894" calcext:value-type="float">
            <text:p>6.722894</text:p>
          </table:table-cell>
          <table:table-cell office:value-type="float" office:value="6.62412807" calcext:value-type="float">
            <text:p>6.62412807</text:p>
          </table:table-cell>
          <table:table-cell table:formula="of:=POWER([.C175]-6.75;2)" office:value-type="float" office:value="0.0158437427619248" calcext:value-type="float">
            <text:p>0.015843742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98166" calcext:value-type="float">
            <text:p>6.698166</text:p>
          </table:table-cell>
          <table:table-cell office:value-type="float" office:value="6.62260412" calcext:value-type="float">
            <text:p>6.62260412</text:p>
          </table:table-cell>
          <table:table-cell table:formula="of:=POWER([.C176]-6.75;2)" office:value-type="float" office:value="0.0162297102409744" calcext:value-type="float">
            <text:p>0.016229710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73318" calcext:value-type="float">
            <text:p>6.673318</text:p>
          </table:table-cell>
          <table:table-cell office:value-type="float" office:value="6.62118772" calcext:value-type="float">
            <text:p>6.62118772</text:p>
          </table:table-cell>
          <table:table-cell table:formula="of:=POWER([.C177]-6.75;2)" office:value-type="float" office:value="0.0165926034787984" calcext:value-type="float">
            <text:p>0.016592603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489" calcext:value-type="float">
            <text:p>6.6489</text:p>
          </table:table-cell>
          <table:table-cell office:value-type="float" office:value="6.61989039" calcext:value-type="float">
            <text:p>6.61989039</text:p>
          </table:table-cell>
          <table:table-cell table:formula="of:=POWER([.C178]-6.75;2)" office:value-type="float" office:value="0.0169285106143521" calcext:value-type="float">
            <text:p>0.01692851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2576" calcext:value-type="float">
            <text:p>6.62576</text:p>
          </table:table-cell>
          <table:table-cell office:value-type="float" office:value="6.61869582" calcext:value-type="float">
            <text:p>6.61869582</text:p>
          </table:table-cell>
          <table:table-cell table:formula="of:=POWER([.C179]-6.75;2)" office:value-type="float" office:value="0.0172407876854724" calcext:value-type="float">
            <text:p>0.017240787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04939" calcext:value-type="float">
            <text:p>6.604939</text:p>
          </table:table-cell>
          <table:table-cell office:value-type="float" office:value="6.6175573" calcext:value-type="float">
            <text:p>6.6175573</text:p>
          </table:table-cell>
          <table:table-cell table:formula="of:=POWER([.C180]-6.75;2)" office:value-type="float" office:value="0.0175410687832901" calcext:value-type="float">
            <text:p>0.017541068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87134" calcext:value-type="float">
            <text:p>6.587134</text:p>
          </table:table-cell>
          <table:table-cell office:value-type="float" office:value="6.61639676" calcext:value-type="float">
            <text:p>6.61639676</text:p>
          </table:table-cell>
          <table:table-cell table:formula="of:=POWER([.C181]-6.75;2)" office:value-type="float" office:value="0.0178498257384977" calcext:value-type="float">
            <text:p>0.017849825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57198" calcext:value-type="float">
            <text:p>6.57198</text:p>
          </table:table-cell>
          <table:table-cell office:value-type="float" office:value="6.6150943" calcext:value-type="float">
            <text:p>6.6150943</text:p>
          </table:table-cell>
          <table:table-cell table:formula="of:=POWER([.C182]-6.75;2)" office:value-type="float" office:value="0.01819954789249" calcext:value-type="float">
            <text:p>0.018199547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55763" calcext:value-type="float">
            <text:p>6.55763</text:p>
          </table:table-cell>
          <table:table-cell office:value-type="float" office:value="6.61340783" calcext:value-type="float">
            <text:p>6.61340783</text:p>
          </table:table-cell>
          <table:table-cell table:formula="of:=POWER([.C183]-6.75;2)" office:value-type="float" office:value="0.0186574209053089" calcext:value-type="float">
            <text:p>0.018657420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54103" calcext:value-type="float">
            <text:p>6.54103</text:p>
          </table:table-cell>
          <table:table-cell office:value-type="float" office:value="6.61021775" calcext:value-type="float">
            <text:p>6.61021775</text:p>
          </table:table-cell>
          <table:table-cell table:formula="of:=POWER([.C184]-6.75;2)" office:value-type="float" office:value="0.0195390774150624" calcext:value-type="float">
            <text:p>0.019539077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18816" calcext:value-type="float">
            <text:p>6.518816</text:p>
          </table:table-cell>
          <table:table-cell office:value-type="float" office:value="6.61760758" calcext:value-type="float">
            <text:p>6.61760758</text:p>
          </table:table-cell>
          <table:table-cell table:formula="of:=POWER([.C185]-6.75;2)" office:value-type="float" office:value="0.0175277528734565" calcext:value-type="float">
            <text:p>0.017527752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488293" calcext:value-type="float">
            <text:p>6.488293</text:p>
          </table:table-cell>
          <table:table-cell office:value-type="float" office:value="6.6190657" calcext:value-type="float">
            <text:p>6.6190657</text:p>
          </table:table-cell>
          <table:table-cell table:formula="of:=POWER([.C186]-6.75;2)" office:value-type="float" office:value="0.01714379091649" calcext:value-type="float">
            <text:p>0.017143790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447538" calcext:value-type="float">
            <text:p>6.447538</text:p>
          </table:table-cell>
          <table:table-cell office:value-type="float" office:value="6.62015799" calcext:value-type="float">
            <text:p>6.62015799</text:p>
          </table:table-cell>
          <table:table-cell table:formula="of:=POWER([.C187]-6.75;2)" office:value-type="float" office:value="0.0168589475608401" calcext:value-type="float">
            <text:p>0.016858947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392928" calcext:value-type="float">
            <text:p>6.392928</text:p>
          </table:table-cell>
          <table:table-cell office:value-type="float" office:value="6.6214446" calcext:value-type="float">
            <text:p>6.6214446</text:p>
          </table:table-cell>
          <table:table-cell table:formula="of:=POWER([.C188]-6.75;2)" office:value-type="float" office:value="0.0165264908691599" calcext:value-type="float">
            <text:p>0.01652649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06123" calcext:value-type="float">
            <text:p>6.306123</text:p>
          </table:table-cell>
          <table:table-cell office:value-type="float" office:value="6.62320706" calcext:value-type="float">
            <text:p>6.62320706</text:p>
          </table:table-cell>
          <table:table-cell table:formula="of:=POWER([.C189]-6.75;2)" office:value-type="float" office:value="0.0160764496338435" calcext:value-type="float">
            <text:p>0.016076449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010732" calcext:value-type="float">
            <text:p>6.010732</text:p>
          </table:table-cell>
          <table:table-cell office:value-type="float" office:value="6.6258332" calcext:value-type="float">
            <text:p>6.6258332</text:p>
          </table:table-cell>
          <table:table-cell table:formula="of:=POWER([.C190]-6.75;2)" office:value-type="float" office:value="0.0154173942222401" calcext:value-type="float">
            <text:p>0.01541739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997438" calcext:value-type="float">
            <text:p>6.997438</text:p>
          </table:table-cell>
          <table:table-cell office:value-type="float" office:value="6.63145164" calcext:value-type="float">
            <text:p>6.63145164</text:p>
          </table:table-cell>
          <table:table-cell table:formula="of:=POWER([.C191]-6.75;2)" office:value-type="float" office:value="0.0140537136586896" calcext:value-type="float">
            <text:p>0.014053713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01737" calcext:value-type="float">
            <text:p>6.601737</text:p>
          </table:table-cell>
          <table:table-cell office:value-type="float" office:value="6.62728076" calcext:value-type="float">
            <text:p>6.62728076</text:p>
          </table:table-cell>
          <table:table-cell table:formula="of:=POWER([.C192]-6.75;2)" office:value-type="float" office:value="0.0150600118661777" calcext:value-type="float">
            <text:p>0.015060011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541077" calcext:value-type="float">
            <text:p>6.541077</text:p>
          </table:table-cell>
          <table:table-cell office:value-type="float" office:value="6.62718712" calcext:value-type="float">
            <text:p>6.62718712</text:p>
          </table:table-cell>
          <table:table-cell table:formula="of:=POWER([.C193]-6.75;2)" office:value-type="float" office:value="0.0150830034938943" calcext:value-type="float">
            <text:p>0.015083003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28959" calcext:value-type="float">
            <text:p>6.528959</text:p>
          </table:table-cell>
          <table:table-cell office:value-type="float" office:value="6.62786504" calcext:value-type="float">
            <text:p>6.62786504</text:p>
          </table:table-cell>
          <table:table-cell table:formula="of:=POWER([.C194]-6.75;2)" office:value-type="float" office:value="0.0149169484542017" calcext:value-type="float">
            <text:p>0.014916948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34834" calcext:value-type="float">
            <text:p>6.534834</text:p>
          </table:table-cell>
          <table:table-cell office:value-type="float" office:value="6.62887105" calcext:value-type="float">
            <text:p>6.62887105</text:p>
          </table:table-cell>
          <table:table-cell table:formula="of:=POWER([.C195]-6.75;2)" office:value-type="float" office:value="0.0146722225281025" calcext:value-type="float">
            <text:p>0.014672222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548662" calcext:value-type="float">
            <text:p>6.548662</text:p>
          </table:table-cell>
          <table:table-cell office:value-type="float" office:value="6.63005851" calcext:value-type="float">
            <text:p>6.63005851</text:p>
          </table:table-cell>
          <table:table-cell table:formula="of:=POWER([.C196]-6.75;2)" office:value-type="float" office:value="0.0143859610234202" calcext:value-type="float">
            <text:p>0.01438596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565699" calcext:value-type="float">
            <text:p>6.565699</text:p>
          </table:table-cell>
          <table:table-cell office:value-type="float" office:value="6.63136808" calcext:value-type="float">
            <text:p>6.63136808</text:p>
          </table:table-cell>
          <table:table-cell table:formula="of:=POWER([.C197]-6.75;2)" office:value-type="float" office:value="0.0140735324428865" calcext:value-type="float">
            <text:p>0.014073532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583686" calcext:value-type="float">
            <text:p>6.583686</text:p>
          </table:table-cell>
          <table:table-cell office:value-type="float" office:value="6.63277315" calcext:value-type="float">
            <text:p>6.63277315</text:p>
          </table:table-cell>
          <table:table-cell table:formula="of:=POWER([.C198]-6.75;2)" office:value-type="float" office:value="0.0137421343609224" calcext:value-type="float">
            <text:p>0.013742134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601835" calcext:value-type="float">
            <text:p>6.601835</text:p>
          </table:table-cell>
          <table:table-cell office:value-type="float" office:value="6.63425595" calcext:value-type="float">
            <text:p>6.63425595</text:p>
          </table:table-cell>
          <table:table-cell table:formula="of:=POWER([.C199]-6.75;2)" office:value-type="float" office:value="0.0133966851104025" calcext:value-type="float">
            <text:p>0.013396685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20166" calcext:value-type="float">
            <text:p>6.620166</text:p>
          </table:table-cell>
          <table:table-cell office:value-type="float" office:value="6.63579546" calcext:value-type="float">
            <text:p>6.63579546</text:p>
          </table:table-cell>
          <table:table-cell table:formula="of:=POWER([.C200]-6.75;2)" office:value-type="float" office:value="0.0130426769566117" calcext:value-type="float">
            <text:p>0.0130426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38994" calcext:value-type="float">
            <text:p>6.638994</text:p>
          </table:table-cell>
          <table:table-cell office:value-type="float" office:value="6.6373623" calcext:value-type="float">
            <text:p>6.6373623</text:p>
          </table:table-cell>
          <table:table-cell table:formula="of:=POWER([.C201]-6.75;2)" office:value-type="float" office:value="0.0126872514612901" calcext:value-type="float">
            <text:p>0.012687251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58616" calcext:value-type="float">
            <text:p>6.658616</text:p>
          </table:table-cell>
          <table:table-cell office:value-type="float" office:value="6.6389185" calcext:value-type="float">
            <text:p>6.6389185</text:p>
          </table:table-cell>
          <table:table-cell table:formula="of:=POWER([.C202]-6.75;2)" office:value-type="float" office:value="0.01233909964225" calcext:value-type="float">
            <text:p>0.01233909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79154" calcext:value-type="float">
            <text:p>6.679154</text:p>
          </table:table-cell>
          <table:table-cell office:value-type="float" office:value="6.64042004" calcext:value-type="float">
            <text:p>6.64042004</text:p>
          </table:table-cell>
          <table:table-cell table:formula="of:=POWER([.C203]-6.75;2)" office:value-type="float" office:value="0.0120077676336015" calcext:value-type="float">
            <text:p>0.012007767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00512" calcext:value-type="float">
            <text:p>6.700512</text:p>
          </table:table-cell>
          <table:table-cell office:value-type="float" office:value="6.64182106" calcext:value-type="float">
            <text:p>6.64182106</text:p>
          </table:table-cell>
          <table:table-cell table:formula="of:=POWER([.C204]-6.75;2)" office:value-type="float" office:value="0.0117026830595236" calcext:value-type="float">
            <text:p>0.011702683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22361" calcext:value-type="float">
            <text:p>6.722361</text:p>
          </table:table-cell>
          <table:table-cell office:value-type="float" office:value="6.64307858" calcext:value-type="float">
            <text:p>6.64307858</text:p>
          </table:table-cell>
          <table:table-cell table:formula="of:=POWER([.C205]-6.75;2)" office:value-type="float" office:value="0.0114321900548164" calcext:value-type="float">
            <text:p>0.011432190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44146" calcext:value-type="float">
            <text:p>6.744146</text:p>
          </table:table-cell>
          <table:table-cell office:value-type="float" office:value="6.64415698" calcext:value-type="float">
            <text:p>6.64415698</text:p>
          </table:table-cell>
          <table:table-cell table:formula="of:=POWER([.C206]-6.75;2)" office:value-type="float" office:value="0.0112027448827204" calcext:value-type="float">
            <text:p>0.011202744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6515" calcext:value-type="float">
            <text:p>6.76515</text:p>
          </table:table-cell>
          <table:table-cell office:value-type="float" office:value="6.64503109" calcext:value-type="float">
            <text:p>6.64503109</text:p>
          </table:table-cell>
          <table:table-cell table:formula="of:=POWER([.C207]-6.75;2)" office:value-type="float" office:value="0.0110184720665881" calcext:value-type="float">
            <text:p>0.011018472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84605" calcext:value-type="float">
            <text:p>6.784605</text:p>
          </table:table-cell>
          <table:table-cell office:value-type="float" office:value="6.64568681" calcext:value-type="float">
            <text:p>6.64568681</text:p>
          </table:table-cell>
          <table:table-cell table:formula="of:=POWER([.C208]-6.75;2)" office:value-type="float" office:value="0.0108812416079761" calcext:value-type="float">
            <text:p>0.010881241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01831" calcext:value-type="float">
            <text:p>6.801831</text:p>
          </table:table-cell>
          <table:table-cell office:value-type="float" office:value="6.64611909" calcext:value-type="float">
            <text:p>6.64611909</text:p>
          </table:table-cell>
          <table:table-cell table:formula="of:=POWER([.C209]-6.75;2)" office:value-type="float" office:value="0.0107912434624281" calcext:value-type="float">
            <text:p>0.010791243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16336" calcext:value-type="float">
            <text:p>6.816336</text:p>
          </table:table-cell>
          <table:table-cell office:value-type="float" office:value="6.64632824" calcext:value-type="float">
            <text:p>6.64632824</text:p>
          </table:table-cell>
          <table:table-cell table:formula="of:=POWER([.C210]-6.75;2)" office:value-type="float" office:value="0.0107478338214976" calcext:value-type="float">
            <text:p>0.010747833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27818" calcext:value-type="float">
            <text:p>6.827818</text:p>
          </table:table-cell>
          <table:table-cell office:value-type="float" office:value="6.64631631" calcext:value-type="float">
            <text:p>6.64631631</text:p>
          </table:table-cell>
          <table:table-cell table:formula="of:=POWER([.C211]-6.75;2)" office:value-type="float" office:value="0.0107503075720162" calcext:value-type="float">
            <text:p>0.010750307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3608" calcext:value-type="float">
            <text:p>6.83608</text:p>
          </table:table-cell>
          <table:table-cell office:value-type="float" office:value="6.64608544" calcext:value-type="float">
            <text:p>6.64608544</text:p>
          </table:table-cell>
          <table:table-cell table:formula="of:=POWER([.C212]-6.75;2)" office:value-type="float" office:value="0.0107982357799936" calcext:value-type="float">
            <text:p>0.010798235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4091" calcext:value-type="float">
            <text:p>6.84091</text:p>
          </table:table-cell>
          <table:table-cell office:value-type="float" office:value="6.64563896" calcext:value-type="float">
            <text:p>6.64563896</text:p>
          </table:table-cell>
          <table:table-cell table:formula="of:=POWER([.C213]-6.75;2)" office:value-type="float" office:value="0.0108912266698815" calcext:value-type="float">
            <text:p>0.010891226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4201" calcext:value-type="float">
            <text:p>6.84201</text:p>
          </table:table-cell>
          <table:table-cell office:value-type="float" office:value="6.64498464" calcext:value-type="float">
            <text:p>6.64498464</text:p>
          </table:table-cell>
          <table:table-cell table:formula="of:=POWER([.C214]-6.75;2)" office:value-type="float" office:value="0.0110282258359297" calcext:value-type="float">
            <text:p>0.011028225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39058" calcext:value-type="float">
            <text:p>6.839058</text:p>
          </table:table-cell>
          <table:table-cell office:value-type="float" office:value="6.64413847" calcext:value-type="float">
            <text:p>6.64413847</text:p>
          </table:table-cell>
          <table:table-cell table:formula="of:=POWER([.C215]-6.75;2)" office:value-type="float" office:value="0.011206663533941" calcext:value-type="float">
            <text:p>0.011206663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31878" calcext:value-type="float">
            <text:p>6.831878</text:p>
          </table:table-cell>
          <table:table-cell office:value-type="float" office:value="6.64312668" calcext:value-type="float">
            <text:p>6.64312668</text:p>
          </table:table-cell>
          <table:table-cell table:formula="of:=POWER([.C216]-6.75;2)" office:value-type="float" office:value="0.0114219065278224" calcext:value-type="float">
            <text:p>0.011421906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20655" calcext:value-type="float">
            <text:p>6.820655</text:p>
          </table:table-cell>
          <table:table-cell office:value-type="float" office:value="6.64198466" calcext:value-type="float">
            <text:p>6.64198466</text:p>
          </table:table-cell>
          <table:table-cell table:formula="of:=POWER([.C217]-6.75;2)" office:value-type="float" office:value="0.0116673136753155" calcext:value-type="float">
            <text:p>0.011667313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06043" calcext:value-type="float">
            <text:p>6.806043</text:p>
          </table:table-cell>
          <table:table-cell office:value-type="float" office:value="6.6407524" calcext:value-type="float">
            <text:p>6.6407524</text:p>
          </table:table-cell>
          <table:table-cell table:formula="of:=POWER([.C218]-6.75;2)" office:value-type="float" office:value="0.01193503810576" calcext:value-type="float">
            <text:p>0.011935038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89093" calcext:value-type="float">
            <text:p>6.789093</text:p>
          </table:table-cell>
          <table:table-cell office:value-type="float" office:value="6.6394681" calcext:value-type="float">
            <text:p>6.6394681</text:p>
          </table:table-cell>
          <table:table-cell table:formula="of:=POWER([.C219]-6.75;2)" office:value-type="float" office:value="0.01221730091761" calcext:value-type="float">
            <text:p>0.012217300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70973" calcext:value-type="float">
            <text:p>6.770973</text:p>
          </table:table-cell>
          <table:table-cell office:value-type="float" office:value="6.63816203" calcext:value-type="float">
            <text:p>6.63816203</text:p>
          </table:table-cell>
          <table:table-cell table:formula="of:=POWER([.C220]-6.75;2)" office:value-type="float" office:value="0.0125077315337209" calcext:value-type="float">
            <text:p>0.012507731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52602" calcext:value-type="float">
            <text:p>6.752602</text:p>
          </table:table-cell>
          <table:table-cell office:value-type="float" office:value="6.63685298" calcext:value-type="float">
            <text:p>6.63685298</text:p>
          </table:table-cell>
          <table:table-cell table:formula="of:=POWER([.C221]-6.75;2)" office:value-type="float" office:value="0.0128022481348803" calcext:value-type="float">
            <text:p>0.012802248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34351" calcext:value-type="float">
            <text:p>6.734351</text:p>
          </table:table-cell>
          <table:table-cell office:value-type="float" office:value="6.6355482" calcext:value-type="float">
            <text:p>6.6355482</text:p>
          </table:table-cell>
          <table:table-cell table:formula="of:=POWER([.C222]-6.75;2)" office:value-type="float" office:value="0.0130992145232401" calcext:value-type="float">
            <text:p>0.013099214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15958" calcext:value-type="float">
            <text:p>6.715958</text:p>
          </table:table-cell>
          <table:table-cell office:value-type="float" office:value="6.63424617" calcext:value-type="float">
            <text:p>6.63424617</text:p>
          </table:table-cell>
          <table:table-cell table:formula="of:=POWER([.C223]-6.75;2)" office:value-type="float" office:value="0.0133989491596689" calcext:value-type="float">
            <text:p>0.013398949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9673" calcext:value-type="float">
            <text:p>6.69673</text:p>
          </table:table-cell>
          <table:table-cell office:value-type="float" office:value="6.63294043" calcext:value-type="float">
            <text:p>6.63294043</text:p>
          </table:table-cell>
          <table:table-cell table:formula="of:=POWER([.C224]-6.75;2)" office:value-type="float" office:value="0.013702942928585" calcext:value-type="float">
            <text:p>0.013702942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75954" calcext:value-type="float">
            <text:p>6.675954</text:p>
          </table:table-cell>
          <table:table-cell office:value-type="float" office:value="6.6316218" calcext:value-type="float">
            <text:p>6.6316218</text:p>
          </table:table-cell>
          <table:table-cell table:formula="of:=POWER([.C225]-6.75;2)" office:value-type="float" office:value="0.0140133982352401" calcext:value-type="float">
            <text:p>0.014013398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53336" calcext:value-type="float">
            <text:p>6.653336</text:p>
          </table:table-cell>
          <table:table-cell office:value-type="float" office:value="6.63027651" calcext:value-type="float">
            <text:p>6.63027651</text:p>
          </table:table-cell>
          <table:table-cell table:formula="of:=POWER([.C226]-6.75;2)" office:value-type="float" office:value="0.0143337140577801" calcext:value-type="float">
            <text:p>0.014333714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29246" calcext:value-type="float">
            <text:p>6.629246</text:p>
          </table:table-cell>
          <table:table-cell office:value-type="float" office:value="6.62887797" calcext:value-type="float">
            <text:p>6.62887797</text:p>
          </table:table-cell>
          <table:table-cell table:formula="of:=POWER([.C227]-6.75;2)" office:value-type="float" office:value="0.014670546151321" calcext:value-type="float">
            <text:p>0.014670546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04609" calcext:value-type="float">
            <text:p>6.604609</text:p>
          </table:table-cell>
          <table:table-cell office:value-type="float" office:value="6.62736762" calcext:value-type="float">
            <text:p>6.62736762</text:p>
          </table:table-cell>
          <table:table-cell table:formula="of:=POWER([.C228]-6.75;2)" office:value-type="float" office:value="0.0150387006244643" calcext:value-type="float">
            <text:p>0.015038700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580451" calcext:value-type="float">
            <text:p>6.580451</text:p>
          </table:table-cell>
          <table:table-cell office:value-type="float" office:value="6.62560341" calcext:value-type="float">
            <text:p>6.62560341</text:p>
          </table:table-cell>
          <table:table-cell table:formula="of:=POWER([.C229]-6.75;2)" office:value-type="float" office:value="0.0154745116036281" calcext:value-type="float">
            <text:p>0.015474511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57278" calcext:value-type="float">
            <text:p>6.557278</text:p>
          </table:table-cell>
          <table:table-cell office:value-type="float" office:value="6.62311815" calcext:value-type="float">
            <text:p>6.62311815</text:p>
          </table:table-cell>
          <table:table-cell table:formula="of:=POWER([.C230]-6.75;2)" office:value-type="float" office:value="0.0160990038594225" calcext:value-type="float">
            <text:p>0.01609900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534541" calcext:value-type="float">
            <text:p>6.534541</text:p>
          </table:table-cell>
          <table:table-cell office:value-type="float" office:value="6.61428889" calcext:value-type="float">
            <text:p>6.61428889</text:p>
          </table:table-cell>
          <table:table-cell table:formula="of:=POWER([.C231]-6.75;2)" office:value-type="float" office:value="0.0184175053774321" calcext:value-type="float">
            <text:p>0.018417505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10374" calcext:value-type="float">
            <text:p>6.510374</text:p>
          </table:table-cell>
          <table:table-cell office:value-type="float" office:value="6.61649123" calcext:value-type="float">
            <text:p>6.61649123</text:p>
          </table:table-cell>
          <table:table-cell table:formula="of:=POWER([.C232]-6.75;2)" office:value-type="float" office:value="0.0178245916669128" calcext:value-type="float">
            <text:p>0.017824591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481454" calcext:value-type="float">
            <text:p>6.481454</text:p>
          </table:table-cell>
          <table:table-cell office:value-type="float" office:value="6.61709541" calcext:value-type="float">
            <text:p>6.61709541</text:p>
          </table:table-cell>
          <table:table-cell table:formula="of:=POWER([.C233]-6.75;2)" office:value-type="float" office:value="0.0176636300430681" calcext:value-type="float">
            <text:p>0.017663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442193" calcext:value-type="float">
            <text:p>6.442193</text:p>
          </table:table-cell>
          <table:table-cell office:value-type="float" office:value="6.61744969" calcext:value-type="float">
            <text:p>6.61744969</text:p>
          </table:table-cell>
          <table:table-cell table:formula="of:=POWER([.C234]-6.75;2)" office:value-type="float" office:value="0.0175695846810961" calcext:value-type="float">
            <text:p>0.017569584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379927" calcext:value-type="float">
            <text:p>6.379927</text:p>
          </table:table-cell>
          <table:table-cell office:value-type="float" office:value="6.61797953" calcext:value-type="float">
            <text:p>6.61797953</text:p>
          </table:table-cell>
          <table:table-cell table:formula="of:=POWER([.C235]-6.75;2)" office:value-type="float" office:value="0.0174294044990208" calcext:value-type="float">
            <text:p>0.01742940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240489" calcext:value-type="float">
            <text:p>6.240489</text:p>
          </table:table-cell>
          <table:table-cell office:value-type="float" office:value="6.61909201" calcext:value-type="float">
            <text:p>6.61909201</text:p>
          </table:table-cell>
          <table:table-cell table:formula="of:=POWER([.C236]-6.75;2)" office:value-type="float" office:value="0.0171369018458401" calcext:value-type="float">
            <text:p>0.017136901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776662" calcext:value-type="float">
            <text:p>3.776662</text:p>
          </table:table-cell>
          <table:table-cell office:value-type="float" office:value="6.62168618" calcext:value-type="float">
            <text:p>6.62168618</text:p>
          </table:table-cell>
          <table:table-cell table:formula="of:=POWER([.C237]-6.75;2)" office:value-type="float" office:value="0.0164644364029924" calcext:value-type="float">
            <text:p>0.016464436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32332" calcext:value-type="float">
            <text:p>6.732332</text:p>
          </table:table-cell>
          <table:table-cell office:value-type="float" office:value="6.6490991" calcext:value-type="float">
            <text:p>6.6490991</text:p>
          </table:table-cell>
          <table:table-cell table:formula="of:=POWER([.C238]-6.75;2)" office:value-type="float" office:value="0.01018099162081" calcext:value-type="float">
            <text:p>0.010180991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52831" calcext:value-type="float">
            <text:p>6.552831</text:p>
          </table:table-cell>
          <table:table-cell office:value-type="float" office:value="6.64719657" calcext:value-type="float">
            <text:p>6.64719657</text:p>
          </table:table-cell>
          <table:table-cell table:formula="of:=POWER([.C239]-6.75;2)" office:value-type="float" office:value="0.0105685452197649" calcext:value-type="float">
            <text:p>0.010568545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49017" calcext:value-type="float">
            <text:p>6.49017</text:p>
          </table:table-cell>
          <table:table-cell office:value-type="float" office:value="6.64736139" calcext:value-type="float">
            <text:p>6.64736139</text:p>
          </table:table-cell>
          <table:table-cell table:formula="of:=POWER([.C240]-6.75;2)" office:value-type="float" office:value="0.010534684262732" calcext:value-type="float">
            <text:p>0.010534684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463085" calcext:value-type="float">
            <text:p>6.463085</text:p>
          </table:table-cell>
          <table:table-cell office:value-type="float" office:value="6.6484335" calcext:value-type="float">
            <text:p>6.6484335</text:p>
          </table:table-cell>
          <table:table-cell table:formula="of:=POWER([.C241]-6.75;2)" office:value-type="float" office:value="0.0103157539222499" calcext:value-type="float">
            <text:p>0.010315753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458054" calcext:value-type="float">
            <text:p>6.458054</text:p>
          </table:table-cell>
          <table:table-cell office:value-type="float" office:value="6.65005227" calcext:value-type="float">
            <text:p>6.65005227</text:p>
          </table:table-cell>
          <table:table-cell table:formula="of:=POWER([.C242]-6.75;2)" office:value-type="float" office:value="0.00998954873215295" calcext:value-type="float">
            <text:p>0.009989548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470128" calcext:value-type="float">
            <text:p>6.470128</text:p>
          </table:table-cell>
          <table:table-cell office:value-type="float" office:value="6.65198801" calcext:value-type="float">
            <text:p>6.65198801</text:p>
          </table:table-cell>
          <table:table-cell table:formula="of:=POWER([.C243]-6.75;2)" office:value-type="float" office:value="0.00960635018376007" calcext:value-type="float">
            <text:p>0.009606350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95128" calcext:value-type="float">
            <text:p>6.495128</text:p>
          </table:table-cell>
          <table:table-cell office:value-type="float" office:value="6.65406158" calcext:value-type="float">
            <text:p>6.65406158</text:p>
          </table:table-cell>
          <table:table-cell table:formula="of:=POWER([.C244]-6.75;2)" office:value-type="float" office:value="0.00920418043209631" calcext:value-type="float">
            <text:p>0.00920418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28298" calcext:value-type="float">
            <text:p>6.528298</text:p>
          </table:table-cell>
          <table:table-cell office:value-type="float" office:value="6.65613746" calcext:value-type="float">
            <text:p>6.65613746</text:p>
          </table:table-cell>
          <table:table-cell table:formula="of:=POWER([.C245]-6.75;2)" office:value-type="float" office:value="0.00881017641525159" calcext:value-type="float">
            <text:p>0.00881017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64742" calcext:value-type="float">
            <text:p>6.564742</text:p>
          </table:table-cell>
          <table:table-cell office:value-type="float" office:value="6.65812635" calcext:value-type="float">
            <text:p>6.6581263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00392" calcext:value-type="float">
            <text:p>6.600392</text:p>
          </table:table-cell>
          <table:table-cell office:value-type="float" office:value="6.65998183" calcext:value-type="float">
            <text:p>6.6599818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3277" calcext:value-type="float">
            <text:p>6.63277</text:p>
          </table:table-cell>
          <table:table-cell office:value-type="float" office:value="6.66168845" calcext:value-type="float">
            <text:p>6.6616884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61158" calcext:value-type="float">
            <text:p>6.661158</text:p>
          </table:table-cell>
          <table:table-cell office:value-type="float" office:value="6.66324551" calcext:value-type="float">
            <text:p>6.6632455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86178" calcext:value-type="float">
            <text:p>6.686178</text:p>
          </table:table-cell>
          <table:table-cell office:value-type="float" office:value="6.66465305" calcext:value-type="float">
            <text:p>6.664653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09011" calcext:value-type="float">
            <text:p>6.709011</text:p>
          </table:table-cell>
          <table:table-cell office:value-type="float" office:value="6.66590482" calcext:value-type="float">
            <text:p>6.6659048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30651" calcext:value-type="float">
            <text:p>6.730651</text:p>
          </table:table-cell>
          <table:table-cell office:value-type="float" office:value="6.66698904" calcext:value-type="float">
            <text:p>6.6669890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51447" calcext:value-type="float">
            <text:p>6.751447</text:p>
          </table:table-cell>
          <table:table-cell office:value-type="float" office:value="6.66789379" calcext:value-type="float">
            <text:p>6.66789379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71045" calcext:value-type="float">
            <text:p>6.771045</text:p>
          </table:table-cell>
          <table:table-cell office:value-type="float" office:value="6.66861232" calcext:value-type="float">
            <text:p>6.6686123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88633" calcext:value-type="float">
            <text:p>6.788633</text:p>
          </table:table-cell>
          <table:table-cell office:value-type="float" office:value="6.66914477" calcext:value-type="float">
            <text:p>6.6691447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03343" calcext:value-type="float">
            <text:p>6.803343</text:p>
          </table:table-cell>
          <table:table-cell office:value-type="float" office:value="6.66949561" calcext:value-type="float">
            <text:p>6.6694956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14585" calcext:value-type="float">
            <text:p>6.814585</text:p>
          </table:table-cell>
          <table:table-cell office:value-type="float" office:value="6.66966831" calcext:value-type="float">
            <text:p>6.6696683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822223" calcext:value-type="float">
            <text:p>6.822223</text:p>
          </table:table-cell>
          <table:table-cell office:value-type="float" office:value="6.66966026" calcext:value-type="float">
            <text:p>6.6696602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26522" calcext:value-type="float">
            <text:p>6.826522</text:p>
          </table:table-cell>
          <table:table-cell office:value-type="float" office:value="6.66946021" calcext:value-type="float">
            <text:p>6.6694602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827938" calcext:value-type="float">
            <text:p>6.827938</text:p>
          </table:table-cell>
          <table:table-cell office:value-type="float" office:value="6.66904977" calcext:value-type="float">
            <text:p>6.6690497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26849" calcext:value-type="float">
            <text:p>6.826849</text:p>
          </table:table-cell>
          <table:table-cell office:value-type="float" office:value="6.66840906" calcext:value-type="float">
            <text:p>6.6684090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23368" calcext:value-type="float">
            <text:p>6.823368</text:p>
          </table:table-cell>
          <table:table-cell office:value-type="float" office:value="6.6675253" calcext:value-type="float">
            <text:p>6.667525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817297" calcext:value-type="float">
            <text:p>6.817297</text:p>
          </table:table-cell>
          <table:table-cell office:value-type="float" office:value="6.66640192" calcext:value-type="float">
            <text:p>6.6664019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0824" calcext:value-type="float">
            <text:p>6.80824</text:p>
          </table:table-cell>
          <table:table-cell office:value-type="float" office:value="6.66506513" calcext:value-type="float">
            <text:p>6.6650651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95792" calcext:value-type="float">
            <text:p>6.795792</text:p>
          </table:table-cell>
          <table:table-cell office:value-type="float" office:value="6.66356521" calcext:value-type="float">
            <text:p>6.6635652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79722" calcext:value-type="float">
            <text:p>6.779722</text:p>
          </table:table-cell>
          <table:table-cell office:value-type="float" office:value="6.66197127" calcext:value-type="float">
            <text:p>6.6619712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60088" calcext:value-type="float">
            <text:p>6.760088</text:p>
          </table:table-cell>
          <table:table-cell office:value-type="float" office:value="6.66036024" calcext:value-type="float">
            <text:p>6.66036024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37258" calcext:value-type="float">
            <text:p>6.737258</text:p>
          </table:table-cell>
          <table:table-cell office:value-type="float" office:value="6.65880264" calcext:value-type="float">
            <text:p>6.65880264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119" calcext:value-type="float">
            <text:p>6.7119</text:p>
          </table:table-cell>
          <table:table-cell office:value-type="float" office:value="6.65734878" calcext:value-type="float">
            <text:p>6.6573487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84967" calcext:value-type="float">
            <text:p>6.684967</text:p>
          </table:table-cell>
          <table:table-cell office:value-type="float" office:value="6.65601882" calcext:value-type="float">
            <text:p>6.6560188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57677" calcext:value-type="float">
            <text:p>6.657677</text:p>
          </table:table-cell>
          <table:table-cell office:value-type="float" office:value="6.65479889" calcext:value-type="float">
            <text:p>6.6547988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31439" calcext:value-type="float">
            <text:p>6.631439</text:p>
          </table:table-cell>
          <table:table-cell office:value-type="float" office:value="6.65364338" calcext:value-type="float">
            <text:p>6.65364338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07636" calcext:value-type="float">
            <text:p>6.607636</text:p>
          </table:table-cell>
          <table:table-cell office:value-type="float" office:value="6.65248013" calcext:value-type="float">
            <text:p>6.6524801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87258" calcext:value-type="float">
            <text:p>6.587258</text:p>
          </table:table-cell>
          <table:table-cell office:value-type="float" office:value="6.65121127" calcext:value-type="float">
            <text:p>6.6512112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70499" calcext:value-type="float">
            <text:p>6.570499</text:p>
          </table:table-cell>
          <table:table-cell office:value-type="float" office:value="6.64969227" calcext:value-type="float">
            <text:p>6.6496922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56526" calcext:value-type="float">
            <text:p>6.556526</text:p>
          </table:table-cell>
          <table:table-cell office:value-type="float" office:value="6.64762142" calcext:value-type="float">
            <text:p>6.6476214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543585" calcext:value-type="float">
            <text:p>6.543585</text:p>
          </table:table-cell>
          <table:table-cell office:value-type="float" office:value="6.64375315" calcext:value-type="float">
            <text:p>6.6437531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29443" calcext:value-type="float">
            <text:p>6.529443</text:p>
          </table:table-cell>
          <table:table-cell office:value-type="float" office:value="6.66942369" calcext:value-type="float">
            <text:p>6.6694236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11908" calcext:value-type="float">
            <text:p>6.511908</text:p>
          </table:table-cell>
          <table:table-cell office:value-type="float" office:value="6.67169096" calcext:value-type="float">
            <text:p>6.6716909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88885" calcext:value-type="float">
            <text:p>6.488885</text:p>
          </table:table-cell>
          <table:table-cell office:value-type="float" office:value="6.67282658" calcext:value-type="float">
            <text:p>6.6728265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456888" calcext:value-type="float">
            <text:p>6.456888</text:p>
          </table:table-cell>
          <table:table-cell office:value-type="float" office:value="6.67372438" calcext:value-type="float">
            <text:p>6.6737243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403333" calcext:value-type="float">
            <text:p>6.403333</text:p>
          </table:table-cell>
          <table:table-cell office:value-type="float" office:value="6.67473168" calcext:value-type="float">
            <text:p>6.6747316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238622" calcext:value-type="float">
            <text:p>6.238622</text:p>
          </table:table-cell>
          <table:table-cell office:value-type="float" office:value="6.67620369" calcext:value-type="float">
            <text:p>6.6762036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280013" calcext:value-type="float">
            <text:p>7.280013</text:p>
          </table:table-cell>
          <table:table-cell office:value-type="float" office:value="6.67935606" calcext:value-type="float">
            <text:p>6.6793560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64628" calcext:value-type="float">
            <text:p>6.664628</text:p>
          </table:table-cell>
          <table:table-cell office:value-type="float" office:value="6.6722153" calcext:value-type="float">
            <text:p>6.672215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597522" calcext:value-type="float">
            <text:p>6.597522</text:p>
          </table:table-cell>
          <table:table-cell office:value-type="float" office:value="6.67142126" calcext:value-type="float">
            <text:p>6.6714212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576199" calcext:value-type="float">
            <text:p>6.576199</text:p>
          </table:table-cell>
          <table:table-cell office:value-type="float" office:value="6.67154384" calcext:value-type="float">
            <text:p>6.6715438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569174" calcext:value-type="float">
            <text:p>6.569174</text:p>
          </table:table-cell>
          <table:table-cell office:value-type="float" office:value="6.67215476" calcext:value-type="float">
            <text:p>6.6721547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568737" calcext:value-type="float">
            <text:p>6.568737</text:p>
          </table:table-cell>
          <table:table-cell office:value-type="float" office:value="6.67311663" calcext:value-type="float">
            <text:p>6.67311663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572576" calcext:value-type="float">
            <text:p>6.572576</text:p>
          </table:table-cell>
          <table:table-cell office:value-type="float" office:value="6.67434838" calcext:value-type="float">
            <text:p>6.6743483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58035" calcext:value-type="float">
            <text:p>6.58035</text:p>
          </table:table-cell>
          <table:table-cell office:value-type="float" office:value="6.67577789" calcext:value-type="float">
            <text:p>6.6757778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592373" calcext:value-type="float">
            <text:p>6.592373</text:p>
          </table:table-cell>
          <table:table-cell office:value-type="float" office:value="6.67733079" calcext:value-type="float">
            <text:p>6.6773307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08869" calcext:value-type="float">
            <text:p>6.608869</text:p>
          </table:table-cell>
          <table:table-cell office:value-type="float" office:value="6.67893193" calcext:value-type="float">
            <text:p>6.6789319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2956" calcext:value-type="float">
            <text:p>6.62956</text:p>
          </table:table-cell>
          <table:table-cell office:value-type="float" office:value="6.68051153" calcext:value-type="float">
            <text:p>6.6805115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5358" calcext:value-type="float">
            <text:p>6.65358</text:p>
          </table:table-cell>
          <table:table-cell office:value-type="float" office:value="6.68201156" calcext:value-type="float">
            <text:p>6.6820115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79619" calcext:value-type="float">
            <text:p>6.679619</text:p>
          </table:table-cell>
          <table:table-cell office:value-type="float" office:value="6.68338958" calcext:value-type="float">
            <text:p>6.6833895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06206" calcext:value-type="float">
            <text:p>6.706206</text:p>
          </table:table-cell>
          <table:table-cell office:value-type="float" office:value="6.68461937" calcext:value-type="float">
            <text:p>6.6846193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31966" calcext:value-type="float">
            <text:p>6.731966</text:p>
          </table:table-cell>
          <table:table-cell office:value-type="float" office:value="6.68568868" calcext:value-type="float">
            <text:p>6.6856886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55786" calcext:value-type="float">
            <text:p>6.755786</text:p>
          </table:table-cell>
          <table:table-cell office:value-type="float" office:value="6.68659527" calcext:value-type="float">
            <text:p>6.6865952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7685" calcext:value-type="float">
            <text:p>6.77685</text:p>
          </table:table-cell>
          <table:table-cell office:value-type="float" office:value="6.6873422" calcext:value-type="float">
            <text:p>6.687342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94614" calcext:value-type="float">
            <text:p>6.794614</text:p>
          </table:table-cell>
          <table:table-cell office:value-type="float" office:value="6.68793345" calcext:value-type="float">
            <text:p>6.6879334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80877" calcext:value-type="float">
            <text:p>6.80877</text:p>
          </table:table-cell>
          <table:table-cell office:value-type="float" office:value="6.68837059" calcext:value-type="float">
            <text:p>6.6883705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819256" calcext:value-type="float">
            <text:p>6.819256</text:p>
          </table:table-cell>
          <table:table-cell office:value-type="float" office:value="6.6886515" calcext:value-type="float">
            <text:p>6.688651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826264" calcext:value-type="float">
            <text:p>6.826264</text:p>
          </table:table-cell>
          <table:table-cell office:value-type="float" office:value="6.68877094" calcext:value-type="float">
            <text:p>6.6887709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30201" calcext:value-type="float">
            <text:p>6.830201</text:p>
          </table:table-cell>
          <table:table-cell office:value-type="float" office:value="6.68872244" calcext:value-type="float">
            <text:p>6.6887224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831557" calcext:value-type="float">
            <text:p>6.831557</text:p>
          </table:table-cell>
          <table:table-cell office:value-type="float" office:value="6.68850017" calcext:value-type="float">
            <text:p>6.6885001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30722" calcext:value-type="float">
            <text:p>6.830722</text:p>
          </table:table-cell>
          <table:table-cell office:value-type="float" office:value="6.68809994" calcext:value-type="float">
            <text:p>6.6880999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27833" calcext:value-type="float">
            <text:p>6.827833</text:p>
          </table:table-cell>
          <table:table-cell office:value-type="float" office:value="6.68751939" calcext:value-type="float">
            <text:p>6.6875193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22746" calcext:value-type="float">
            <text:p>6.822746</text:p>
          </table:table-cell>
          <table:table-cell office:value-type="float" office:value="6.68675829" calcext:value-type="float">
            <text:p>6.68675829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15143" calcext:value-type="float">
            <text:p>6.815143</text:p>
          </table:table-cell>
          <table:table-cell office:value-type="float" office:value="6.68581982" calcext:value-type="float">
            <text:p>6.6858198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04731" calcext:value-type="float">
            <text:p>6.804731</text:p>
          </table:table-cell>
          <table:table-cell office:value-type="float" office:value="6.68471286" calcext:value-type="float">
            <text:p>6.6847128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91432" calcext:value-type="float">
            <text:p>6.791432</text:p>
          </table:table-cell>
          <table:table-cell office:value-type="float" office:value="6.68345386" calcext:value-type="float">
            <text:p>6.6834538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75478" calcext:value-type="float">
            <text:p>6.775478</text:p>
          </table:table-cell>
          <table:table-cell office:value-type="float" office:value="6.68206646" calcext:value-type="float">
            <text:p>6.6820664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57393" calcext:value-type="float">
            <text:p>6.757393</text:p>
          </table:table-cell>
          <table:table-cell office:value-type="float" office:value="6.68057817" calcext:value-type="float">
            <text:p>6.6805781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37879" calcext:value-type="float">
            <text:p>6.737879</text:p>
          </table:table-cell>
          <table:table-cell office:value-type="float" office:value="6.67901531" calcext:value-type="float">
            <text:p>6.6790153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17676" calcext:value-type="float">
            <text:p>6.717676</text:p>
          </table:table-cell>
          <table:table-cell office:value-type="float" office:value="6.67739893" calcext:value-type="float">
            <text:p>6.6773989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97429" calcext:value-type="float">
            <text:p>6.697429</text:p>
          </table:table-cell>
          <table:table-cell office:value-type="float" office:value="6.6757443" calcext:value-type="float">
            <text:p>6.675744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77613" calcext:value-type="float">
            <text:p>6.677613</text:p>
          </table:table-cell>
          <table:table-cell office:value-type="float" office:value="6.67406471" calcext:value-type="float">
            <text:p>6.6740647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58486" calcext:value-type="float">
            <text:p>6.658486</text:p>
          </table:table-cell>
          <table:table-cell office:value-type="float" office:value="6.6723776" calcext:value-type="float">
            <text:p>6.672377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40068" calcext:value-type="float">
            <text:p>6.640068</text:p>
          </table:table-cell>
          <table:table-cell office:value-type="float" office:value="6.67070984" calcext:value-type="float">
            <text:p>6.6707098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22124" calcext:value-type="float">
            <text:p>6.622124</text:p>
          </table:table-cell>
          <table:table-cell office:value-type="float" office:value="6.66909977" calcext:value-type="float">
            <text:p>6.6690997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04148" calcext:value-type="float">
            <text:p>6.604148</text:p>
          </table:table-cell>
          <table:table-cell office:value-type="float" office:value="6.66759711" calcext:value-type="float">
            <text:p>6.6675971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585384" calcext:value-type="float">
            <text:p>6.585384</text:p>
          </table:table-cell>
          <table:table-cell office:value-type="float" office:value="6.66627019" calcext:value-type="float">
            <text:p>6.6662701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64867" calcext:value-type="float">
            <text:p>6.564867</text:p>
          </table:table-cell>
          <table:table-cell office:value-type="float" office:value="6.66534744" calcext:value-type="float">
            <text:p>6.6653474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41425" calcext:value-type="float">
            <text:p>6.541425</text:p>
          </table:table-cell>
          <table:table-cell office:value-type="float" office:value="6.66410098" calcext:value-type="float">
            <text:p>6.6641009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13482" calcext:value-type="float">
            <text:p>6.513482</text:p>
          </table:table-cell>
          <table:table-cell office:value-type="float" office:value="6.66328848" calcext:value-type="float">
            <text:p>6.6632884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78211" calcext:value-type="float">
            <text:p>6.478211</text:p>
          </table:table-cell>
          <table:table-cell office:value-type="float" office:value="6.66286035" calcext:value-type="float">
            <text:p>6.6628603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428188" calcext:value-type="float">
            <text:p>6.428188</text:p>
          </table:table-cell>
          <table:table-cell office:value-type="float" office:value="6.66289681" calcext:value-type="float">
            <text:p>6.6628968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331925" calcext:value-type="float">
            <text:p>6.331925</text:p>
          </table:table-cell>
          <table:table-cell office:value-type="float" office:value="6.66356943" calcext:value-type="float">
            <text:p>6.6635694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674352" calcext:value-type="float">
            <text:p>5.674352</text:p>
          </table:table-cell>
          <table:table-cell office:value-type="float" office:value="6.66537211" calcext:value-type="float">
            <text:p>6.6653721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54775" calcext:value-type="float">
            <text:p>6.754775</text:p>
          </table:table-cell>
          <table:table-cell office:value-type="float" office:value="6.67395185" calcext:value-type="float">
            <text:p>6.6739518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70792" calcext:value-type="float">
            <text:p>6.570792</text:p>
          </table:table-cell>
          <table:table-cell office:value-type="float" office:value="6.6719602" calcext:value-type="float">
            <text:p>6.671960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516882" calcext:value-type="float">
            <text:p>6.516882</text:p>
          </table:table-cell>
          <table:table-cell office:value-type="float" office:value="6.67206588" calcext:value-type="float">
            <text:p>6.6720658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495177" calcext:value-type="float">
            <text:p>6.495177</text:p>
          </table:table-cell>
          <table:table-cell office:value-type="float" office:value="6.6729825" calcext:value-type="float">
            <text:p>6.672982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491175" calcext:value-type="float">
            <text:p>6.491175</text:p>
          </table:table-cell>
          <table:table-cell office:value-type="float" office:value="6.67439032" calcext:value-type="float">
            <text:p>6.6743903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99906" calcext:value-type="float">
            <text:p>6.499906</text:p>
          </table:table-cell>
          <table:table-cell office:value-type="float" office:value="6.67610307" calcext:value-type="float">
            <text:p>6.6761030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17954" calcext:value-type="float">
            <text:p>6.517954</text:p>
          </table:table-cell>
          <table:table-cell office:value-type="float" office:value="6.67797502" calcext:value-type="float">
            <text:p>6.6779750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42079" calcext:value-type="float">
            <text:p>6.542079</text:p>
          </table:table-cell>
          <table:table-cell office:value-type="float" office:value="6.67988908" calcext:value-type="float">
            <text:p>6.67988908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69313" calcext:value-type="float">
            <text:p>6.569313</text:p>
          </table:table-cell>
          <table:table-cell office:value-type="float" office:value="6.68175892" calcext:value-type="float">
            <text:p>6.68175892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597381" calcext:value-type="float">
            <text:p>6.597381</text:p>
          </table:table-cell>
          <table:table-cell office:value-type="float" office:value="6.68352955" calcext:value-type="float">
            <text:p>6.6835295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24962" calcext:value-type="float">
            <text:p>6.624962</text:p>
          </table:table-cell>
          <table:table-cell office:value-type="float" office:value="6.68517248" calcext:value-type="float">
            <text:p>6.6851724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51628" calcext:value-type="float">
            <text:p>6.651628</text:p>
          </table:table-cell>
          <table:table-cell office:value-type="float" office:value="6.68667686" calcext:value-type="float">
            <text:p>6.6866768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77485" calcext:value-type="float">
            <text:p>6.677485</text:p>
          </table:table-cell>
          <table:table-cell office:value-type="float" office:value="6.68803969" calcext:value-type="float">
            <text:p>6.68803969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02716" calcext:value-type="float">
            <text:p>6.702716</text:p>
          </table:table-cell>
          <table:table-cell office:value-type="float" office:value="6.68925825" calcext:value-type="float">
            <text:p>6.689258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27187" calcext:value-type="float">
            <text:p>6.727187</text:p>
          </table:table-cell>
          <table:table-cell office:value-type="float" office:value="6.69032622" calcext:value-type="float">
            <text:p>6.6903262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5029" calcext:value-type="float">
            <text:p>6.75029</text:p>
          </table:table-cell>
          <table:table-cell office:value-type="float" office:value="6.69123376" calcext:value-type="float">
            <text:p>6.6912337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71054" calcext:value-type="float">
            <text:p>6.771054</text:p>
          </table:table-cell>
          <table:table-cell office:value-type="float" office:value="6.69197025" calcext:value-type="float">
            <text:p>6.691970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88476" calcext:value-type="float">
            <text:p>6.788476</text:p>
          </table:table-cell>
          <table:table-cell office:value-type="float" office:value="6.69252774" calcext:value-type="float">
            <text:p>6.6925277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01912" calcext:value-type="float">
            <text:p>6.801912</text:p>
          </table:table-cell>
          <table:table-cell office:value-type="float" office:value="6.69290305" calcext:value-type="float">
            <text:p>6.6929030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11355" calcext:value-type="float">
            <text:p>6.811355</text:p>
          </table:table-cell>
          <table:table-cell office:value-type="float" office:value="6.69309725" calcext:value-type="float">
            <text:p>6.6930972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17433" calcext:value-type="float">
            <text:p>6.817433</text:p>
          </table:table-cell>
          <table:table-cell office:value-type="float" office:value="6.69311253" calcext:value-type="float">
            <text:p>6.6931125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21126" calcext:value-type="float">
            <text:p>6.821126</text:p>
          </table:table-cell>
          <table:table-cell office:value-type="float" office:value="6.69294824" calcext:value-type="float">
            <text:p>6.6929482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233" calcext:value-type="float">
            <text:p>6.8233</text:p>
          </table:table-cell>
          <table:table-cell office:value-type="float" office:value="6.69259846" calcext:value-type="float">
            <text:p>6.6925984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2429" calcext:value-type="float">
            <text:p>6.82429</text:p>
          </table:table-cell>
          <table:table-cell office:value-type="float" office:value="6.69205321" calcext:value-type="float">
            <text:p>6.6920532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23717" calcext:value-type="float">
            <text:p>6.823717</text:p>
          </table:table-cell>
          <table:table-cell office:value-type="float" office:value="6.691304" calcext:value-type="float">
            <text:p>6.69130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20613" calcext:value-type="float">
            <text:p>6.820613</text:p>
          </table:table-cell>
          <table:table-cell office:value-type="float" office:value="6.69035274" calcext:value-type="float">
            <text:p>6.6903527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1378" calcext:value-type="float">
            <text:p>6.81378</text:p>
          </table:table-cell>
          <table:table-cell office:value-type="float" office:value="6.68922227" calcext:value-type="float">
            <text:p>6.6892222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02218" calcext:value-type="float">
            <text:p>6.802218</text:p>
          </table:table-cell>
          <table:table-cell office:value-type="float" office:value="6.68796641" calcext:value-type="float">
            <text:p>6.6879664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85478" calcext:value-type="float">
            <text:p>6.785478</text:p>
          </table:table-cell>
          <table:table-cell office:value-type="float" office:value="6.68667695" calcext:value-type="float">
            <text:p>6.6866769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63867" calcext:value-type="float">
            <text:p>6.763867</text:p>
          </table:table-cell>
          <table:table-cell office:value-type="float" office:value="6.68548399" calcext:value-type="float">
            <text:p>6.6854839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38473" calcext:value-type="float">
            <text:p>6.738473</text:p>
          </table:table-cell>
          <table:table-cell office:value-type="float" office:value="6.68454455" calcext:value-type="float">
            <text:p>6.6845445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1103" calcext:value-type="float">
            <text:p>6.71103</text:p>
          </table:table-cell>
          <table:table-cell office:value-type="float" office:value="6.6840154" calcext:value-type="float">
            <text:p>6.684015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83618" calcext:value-type="float">
            <text:p>6.683618</text:p>
          </table:table-cell>
          <table:table-cell office:value-type="float" office:value="6.68400969" calcext:value-type="float">
            <text:p>6.6840096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58248" calcext:value-type="float">
            <text:p>6.658248</text:p>
          </table:table-cell>
          <table:table-cell office:value-type="float" office:value="6.68454418" calcext:value-type="float">
            <text:p>6.6845441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36398" calcext:value-type="float">
            <text:p>6.636398</text:p>
          </table:table-cell>
          <table:table-cell office:value-type="float" office:value="6.68548869" calcext:value-type="float">
            <text:p>6.68548869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18619" calcext:value-type="float">
            <text:p>6.618619</text:p>
          </table:table-cell>
          <table:table-cell office:value-type="float" office:value="6.68652778" calcext:value-type="float">
            <text:p>6.6865277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04328" calcext:value-type="float">
            <text:p>6.604328</text:p>
          </table:table-cell>
          <table:table-cell office:value-type="float" office:value="6.68712811" calcext:value-type="float">
            <text:p>6.6871281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91872" calcext:value-type="float">
            <text:p>6.591872</text:p>
          </table:table-cell>
          <table:table-cell office:value-type="float" office:value="6.68645212" calcext:value-type="float">
            <text:p>6.6864521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78904" calcext:value-type="float">
            <text:p>6.578904</text:p>
          </table:table-cell>
          <table:table-cell office:value-type="float" office:value="6.68292184" calcext:value-type="float">
            <text:p>6.6829218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62974" calcext:value-type="float">
            <text:p>6.562974</text:p>
          </table:table-cell>
          <table:table-cell office:value-type="float" office:value="6.67076171" calcext:value-type="float">
            <text:p>6.6707617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42126" calcext:value-type="float">
            <text:p>6.542126</text:p>
          </table:table-cell>
          <table:table-cell office:value-type="float" office:value="6.84321917" calcext:value-type="float">
            <text:p>6.8432191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15114" calcext:value-type="float">
            <text:p>6.515114</text:p>
          </table:table-cell>
          <table:table-cell office:value-type="float" office:value="6.85515043" calcext:value-type="float">
            <text:p>6.8551504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48075" calcext:value-type="float">
            <text:p>6.48075</text:p>
          </table:table-cell>
          <table:table-cell office:value-type="float" office:value="6.86112539" calcext:value-type="float">
            <text:p>6.8611253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435358" calcext:value-type="float">
            <text:p>6.435358</text:p>
          </table:table-cell>
          <table:table-cell office:value-type="float" office:value="6.86488126" calcext:value-type="float">
            <text:p>6.8648812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363414" calcext:value-type="float">
            <text:p>6.363414</text:p>
          </table:table-cell>
          <table:table-cell office:value-type="float" office:value="6.86773373" calcext:value-type="float">
            <text:p>6.8677337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169699" calcext:value-type="float">
            <text:p>6.169699</text:p>
          </table:table-cell>
          <table:table-cell office:value-type="float" office:value="6.87059101" calcext:value-type="float">
            <text:p>6.8705910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110639" calcext:value-type="float">
            <text:p>9.110639</text:p>
          </table:table-cell>
          <table:table-cell office:value-type="float" office:value="6.87506883" calcext:value-type="float">
            <text:p>6.8750688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5617" calcext:value-type="float">
            <text:p>6.75617</text:p>
          </table:table-cell>
          <table:table-cell office:value-type="float" office:value="6.85006778" calcext:value-type="float">
            <text:p>6.8500677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2547" calcext:value-type="float">
            <text:p>6.62547</text:p>
          </table:table-cell>
          <table:table-cell office:value-type="float" office:value="6.8486858" calcext:value-type="float">
            <text:p>6.848685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578665" calcext:value-type="float">
            <text:p>6.578665</text:p>
          </table:table-cell>
          <table:table-cell office:value-type="float" office:value="6.84876018" calcext:value-type="float">
            <text:p>6.8487601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57618" calcext:value-type="float">
            <text:p>6.557618</text:p>
          </table:table-cell>
          <table:table-cell office:value-type="float" office:value="6.84948454" calcext:value-type="float">
            <text:p>6.8494845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50534" calcext:value-type="float">
            <text:p>6.550534</text:p>
          </table:table-cell>
          <table:table-cell office:value-type="float" office:value="6.85061056" calcext:value-type="float">
            <text:p>6.8506105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53859" calcext:value-type="float">
            <text:p>6.553859</text:p>
          </table:table-cell>
          <table:table-cell office:value-type="float" office:value="6.85199738" calcext:value-type="float">
            <text:p>6.8519973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65937" calcext:value-type="float">
            <text:p>6.565937</text:p>
          </table:table-cell>
          <table:table-cell office:value-type="float" office:value="6.85353704" calcext:value-type="float">
            <text:p>6.8535370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85224" calcext:value-type="float">
            <text:p>6.585224</text:p>
          </table:table-cell>
          <table:table-cell office:value-type="float" office:value="6.85513958" calcext:value-type="float">
            <text:p>6.8551395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0978" calcext:value-type="float">
            <text:p>6.60978</text:p>
          </table:table-cell>
          <table:table-cell office:value-type="float" office:value="6.85673292" calcext:value-type="float">
            <text:p>6.8567329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37291" calcext:value-type="float">
            <text:p>6.637291</text:p>
          </table:table-cell>
          <table:table-cell office:value-type="float" office:value="6.85826502" calcext:value-type="float">
            <text:p>6.8582650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65361" calcext:value-type="float">
            <text:p>6.665361</text:p>
          </table:table-cell>
          <table:table-cell office:value-type="float" office:value="6.85970383" calcext:value-type="float">
            <text:p>6.8597038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91912" calcext:value-type="float">
            <text:p>6.691912</text:p>
          </table:table-cell>
          <table:table-cell office:value-type="float" office:value="6.86103361" calcext:value-type="float">
            <text:p>6.8610336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15527" calcext:value-type="float">
            <text:p>6.715527</text:p>
          </table:table-cell>
          <table:table-cell office:value-type="float" office:value="6.86224852" calcext:value-type="float">
            <text:p>6.8622485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3564" calcext:value-type="float">
            <text:p>6.73564</text:p>
          </table:table-cell>
          <table:table-cell office:value-type="float" office:value="6.86334569" calcext:value-type="float">
            <text:p>6.8633456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52487" calcext:value-type="float">
            <text:p>6.752487</text:p>
          </table:table-cell>
          <table:table-cell office:value-type="float" office:value="6.86432001" calcext:value-type="float">
            <text:p>6.8643200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66829" calcext:value-type="float">
            <text:p>6.766829</text:p>
          </table:table-cell>
          <table:table-cell office:value-type="float" office:value="6.86516203" calcext:value-type="float">
            <text:p>6.8651620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79563" calcext:value-type="float">
            <text:p>6.779563</text:p>
          </table:table-cell>
          <table:table-cell office:value-type="float" office:value="6.8658589" calcext:value-type="float">
            <text:p>6.865858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91382" calcext:value-type="float">
            <text:p>6.791382</text:p>
          </table:table-cell>
          <table:table-cell office:value-type="float" office:value="6.8663969" calcext:value-type="float">
            <text:p>6.866396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802598" calcext:value-type="float">
            <text:p>6.802598</text:p>
          </table:table-cell>
          <table:table-cell office:value-type="float" office:value="6.86676361" calcext:value-type="float">
            <text:p>6.8667636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13137" calcext:value-type="float">
            <text:p>6.813137</text:p>
          </table:table-cell>
          <table:table-cell office:value-type="float" office:value="6.86694839" calcext:value-type="float">
            <text:p>6.8669483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22625" calcext:value-type="float">
            <text:p>6.822625</text:p>
          </table:table-cell>
          <table:table-cell office:value-type="float" office:value="6.86694167" calcext:value-type="float">
            <text:p>6.8669416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830479" calcext:value-type="float">
            <text:p>6.830479</text:p>
          </table:table-cell>
          <table:table-cell office:value-type="float" office:value="6.86673448" calcext:value-type="float">
            <text:p>6.8667344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35975" calcext:value-type="float">
            <text:p>6.835975</text:p>
          </table:table-cell>
          <table:table-cell office:value-type="float" office:value="6.86631969" calcext:value-type="float">
            <text:p>6.8663196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38328" calcext:value-type="float">
            <text:p>6.838328</text:p>
          </table:table-cell>
          <table:table-cell office:value-type="float" office:value="6.86569473" calcext:value-type="float">
            <text:p>6.8656947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36861" calcext:value-type="float">
            <text:p>6.836861</text:p>
          </table:table-cell>
          <table:table-cell office:value-type="float" office:value="6.86486425" calcext:value-type="float">
            <text:p>6.864864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312" calcext:value-type="float">
            <text:p>6.8312</text:p>
          </table:table-cell>
          <table:table-cell office:value-type="float" office:value="6.86384037" calcext:value-type="float">
            <text:p>6.8638403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21414" calcext:value-type="float">
            <text:p>6.821414</text:p>
          </table:table-cell>
          <table:table-cell office:value-type="float" office:value="6.86264025" calcext:value-type="float">
            <text:p>6.8626402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07974" calcext:value-type="float">
            <text:p>6.807974</text:p>
          </table:table-cell>
          <table:table-cell office:value-type="float" office:value="6.86128288" calcext:value-type="float">
            <text:p>6.8612828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91534" calcext:value-type="float">
            <text:p>6.791534</text:p>
          </table:table-cell>
          <table:table-cell office:value-type="float" office:value="6.85978835" calcext:value-type="float">
            <text:p>6.8597883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72667" calcext:value-type="float">
            <text:p>6.772667</text:p>
          </table:table-cell>
          <table:table-cell office:value-type="float" office:value="6.85818178" calcext:value-type="float">
            <text:p>6.8581817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51723" calcext:value-type="float">
            <text:p>6.751723</text:p>
          </table:table-cell>
          <table:table-cell office:value-type="float" office:value="6.85650043" calcext:value-type="float">
            <text:p>6.8565004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28899" calcext:value-type="float">
            <text:p>6.728899</text:p>
          </table:table-cell>
          <table:table-cell office:value-type="float" office:value="6.85479927" calcext:value-type="float">
            <text:p>6.8547992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04447" calcext:value-type="float">
            <text:p>6.704447</text:p>
          </table:table-cell>
          <table:table-cell office:value-type="float" office:value="6.85314951" calcext:value-type="float">
            <text:p>6.8531495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78831" calcext:value-type="float">
            <text:p>6.678831</text:p>
          </table:table-cell>
          <table:table-cell office:value-type="float" office:value="6.85162795" calcext:value-type="float">
            <text:p>6.8516279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52692" calcext:value-type="float">
            <text:p>6.652692</text:p>
          </table:table-cell>
          <table:table-cell office:value-type="float" office:value="6.85030052" calcext:value-type="float">
            <text:p>6.8503005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26649" calcext:value-type="float">
            <text:p>6.626649</text:p>
          </table:table-cell>
          <table:table-cell office:value-type="float" office:value="6.84920791" calcext:value-type="float">
            <text:p>6.8492079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01107" calcext:value-type="float">
            <text:p>6.601107</text:p>
          </table:table-cell>
          <table:table-cell office:value-type="float" office:value="6.84836131" calcext:value-type="float">
            <text:p>6.8483613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576241" calcext:value-type="float">
            <text:p>6.576241</text:p>
          </table:table-cell>
          <table:table-cell office:value-type="float" office:value="6.84775325" calcext:value-type="float">
            <text:p>6.847753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52213" calcext:value-type="float">
            <text:p>6.552213</text:p>
          </table:table-cell>
          <table:table-cell office:value-type="float" office:value="6.84739156" calcext:value-type="float">
            <text:p>6.8473915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52947" calcext:value-type="float">
            <text:p>6.52947</text:p>
          </table:table-cell>
          <table:table-cell office:value-type="float" office:value="6.8475359" calcext:value-type="float">
            <text:p>6.847535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508902" calcext:value-type="float">
            <text:p>6.508902</text:p>
          </table:table-cell>
          <table:table-cell office:value-type="float" office:value="6.84690598" calcext:value-type="float">
            <text:p>6.8469059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49171" calcext:value-type="float">
            <text:p>6.49171</text:p>
          </table:table-cell>
          <table:table-cell office:value-type="float" office:value="6.8467135" calcext:value-type="float">
            <text:p>6.846713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479061" calcext:value-type="float">
            <text:p>6.479061</text:p>
          </table:table-cell>
          <table:table-cell office:value-type="float" office:value="6.84675984" calcext:value-type="float">
            <text:p>6.8467598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471858" calcext:value-type="float">
            <text:p>6.471858</text:p>
          </table:table-cell>
          <table:table-cell office:value-type="float" office:value="6.8470236" calcext:value-type="float">
            <text:p>6.847023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71456" calcext:value-type="float">
            <text:p>6.471456</text:p>
          </table:table-cell>
          <table:table-cell office:value-type="float" office:value="6.84749023" calcext:value-type="float">
            <text:p>6.8474902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493109" calcext:value-type="float">
            <text:p>6.493109</text:p>
          </table:table-cell>
          <table:table-cell office:value-type="float" office:value="6.84812429" calcext:value-type="float">
            <text:p>6.8481242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440221" calcext:value-type="float">
            <text:p>6.440221</text:p>
          </table:table-cell>
          <table:table-cell office:value-type="float" office:value="6.8487261" calcext:value-type="float">
            <text:p>6.848726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460175" calcext:value-type="float">
            <text:p>6.460175</text:p>
          </table:table-cell>
          <table:table-cell office:value-type="float" office:value="6.85005321" calcext:value-type="float">
            <text:p>6.8500532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70669" calcext:value-type="float">
            <text:p>6.470669</text:p>
          </table:table-cell>
          <table:table-cell office:value-type="float" office:value="6.85138542" calcext:value-type="float">
            <text:p>6.8513854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481857" calcext:value-type="float">
            <text:p>6.481857</text:p>
          </table:table-cell>
          <table:table-cell office:value-type="float" office:value="6.85282461" calcext:value-type="float">
            <text:p>6.8528246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49545" calcext:value-type="float">
            <text:p>6.49545</text:p>
          </table:table-cell>
          <table:table-cell office:value-type="float" office:value="6.85437038" calcext:value-type="float">
            <text:p>6.8543703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12193" calcext:value-type="float">
            <text:p>6.512193</text:p>
          </table:table-cell>
          <table:table-cell office:value-type="float" office:value="6.85600309" calcext:value-type="float">
            <text:p>6.85600309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32326" calcext:value-type="float">
            <text:p>6.532326</text:p>
          </table:table-cell>
          <table:table-cell office:value-type="float" office:value="6.85769246" calcext:value-type="float">
            <text:p>6.8576924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5561" calcext:value-type="float">
            <text:p>6.55561</text:p>
          </table:table-cell>
          <table:table-cell office:value-type="float" office:value="6.85940266" calcext:value-type="float">
            <text:p>6.859402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8136" calcext:value-type="float">
            <text:p>6.58136</text:p>
          </table:table-cell>
          <table:table-cell office:value-type="float" office:value="6.86109769" calcext:value-type="float">
            <text:p>6.8610976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08544" calcext:value-type="float">
            <text:p>6.608544</text:p>
          </table:table-cell>
          <table:table-cell office:value-type="float" office:value="6.86274566" calcext:value-type="float">
            <text:p>6.86274566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35959" calcext:value-type="float">
            <text:p>6.635959</text:p>
          </table:table-cell>
          <table:table-cell office:value-type="float" office:value="6.86432069" calcext:value-type="float">
            <text:p>6.8643206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6245" calcext:value-type="float">
            <text:p>6.66245</text:p>
          </table:table-cell>
          <table:table-cell office:value-type="float" office:value="6.86580236" calcext:value-type="float">
            <text:p>6.8658023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87101" calcext:value-type="float">
            <text:p>6.687101</text:p>
          </table:table-cell>
          <table:table-cell office:value-type="float" office:value="6.8671737" calcext:value-type="float">
            <text:p>6.867173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0936" calcext:value-type="float">
            <text:p>6.70936</text:p>
          </table:table-cell>
          <table:table-cell office:value-type="float" office:value="6.86841935" calcext:value-type="float">
            <text:p>6.8684193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29063" calcext:value-type="float">
            <text:p>6.729063</text:p>
          </table:table-cell>
          <table:table-cell office:value-type="float" office:value="6.86952456" calcext:value-type="float">
            <text:p>6.8695245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46376" calcext:value-type="float">
            <text:p>6.746376</text:p>
          </table:table-cell>
          <table:table-cell office:value-type="float" office:value="6.87047519" calcext:value-type="float">
            <text:p>6.8704751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61674" calcext:value-type="float">
            <text:p>6.761674</text:p>
          </table:table-cell>
          <table:table-cell office:value-type="float" office:value="6.87125801" calcext:value-type="float">
            <text:p>6.8712580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754" calcext:value-type="float">
            <text:p>6.7754</text:p>
          </table:table-cell>
          <table:table-cell office:value-type="float" office:value="6.87186087" calcext:value-type="float">
            <text:p>6.8718608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87911" calcext:value-type="float">
            <text:p>6.787911</text:p>
          </table:table-cell>
          <table:table-cell office:value-type="float" office:value="6.87227274" calcext:value-type="float">
            <text:p>6.8722727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99341" calcext:value-type="float">
            <text:p>6.799341</text:p>
          </table:table-cell>
          <table:table-cell office:value-type="float" office:value="6.87248431" calcext:value-type="float">
            <text:p>6.8724843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09513" calcext:value-type="float">
            <text:p>6.809513</text:p>
          </table:table-cell>
          <table:table-cell office:value-type="float" office:value="6.8724893" calcext:value-type="float">
            <text:p>6.872489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17941" calcext:value-type="float">
            <text:p>6.817941</text:p>
          </table:table-cell>
          <table:table-cell office:value-type="float" office:value="6.87228614" calcext:value-type="float">
            <text:p>6.8722861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23939" calcext:value-type="float">
            <text:p>6.823939</text:p>
          </table:table-cell>
          <table:table-cell office:value-type="float" office:value="6.87187899" calcext:value-type="float">
            <text:p>6.8718789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26803" calcext:value-type="float">
            <text:p>6.826803</text:p>
          </table:table-cell>
          <table:table-cell office:value-type="float" office:value="6.87127715" calcext:value-type="float">
            <text:p>6.8712771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26007" calcext:value-type="float">
            <text:p>6.826007</text:p>
          </table:table-cell>
          <table:table-cell office:value-type="float" office:value="6.87049341" calcext:value-type="float">
            <text:p>6.8704934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21332" calcext:value-type="float">
            <text:p>6.821332</text:p>
          </table:table-cell>
          <table:table-cell office:value-type="float" office:value="6.86954257" calcext:value-type="float">
            <text:p>6.8695425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12883" calcext:value-type="float">
            <text:p>6.812883</text:p>
          </table:table-cell>
          <table:table-cell office:value-type="float" office:value="6.86844174" calcext:value-type="float">
            <text:p>6.8684417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01004" calcext:value-type="float">
            <text:p>6.801004</text:p>
          </table:table-cell>
          <table:table-cell office:value-type="float" office:value="6.86721221" calcext:value-type="float">
            <text:p>6.8672122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86148" calcext:value-type="float">
            <text:p>6.786148</text:p>
          </table:table-cell>
          <table:table-cell office:value-type="float" office:value="6.86588088" calcext:value-type="float">
            <text:p>6.8658808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68775" calcext:value-type="float">
            <text:p>6.768775</text:p>
          </table:table-cell>
          <table:table-cell office:value-type="float" office:value="6.86447806" calcext:value-type="float">
            <text:p>6.8644780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49369" calcext:value-type="float">
            <text:p>6.749369</text:p>
          </table:table-cell>
          <table:table-cell office:value-type="float" office:value="6.86303033" calcext:value-type="float">
            <text:p>6.863030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28591" calcext:value-type="float">
            <text:p>6.728591</text:p>
          </table:table-cell>
          <table:table-cell office:value-type="float" office:value="6.86154995" calcext:value-type="float">
            <text:p>6.8615499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07566" calcext:value-type="float">
            <text:p>6.707566</text:p>
          </table:table-cell>
          <table:table-cell office:value-type="float" office:value="6.86002524" calcext:value-type="float">
            <text:p>6.8600252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88194" calcext:value-type="float">
            <text:p>6.688194</text:p>
          </table:table-cell>
          <table:table-cell office:value-type="float" office:value="6.85841587" calcext:value-type="float">
            <text:p>6.8584158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73272" calcext:value-type="float">
            <text:p>6.673272</text:p>
          </table:table-cell>
          <table:table-cell office:value-type="float" office:value="6.85665361" calcext:value-type="float">
            <text:p>6.8566536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66182" calcext:value-type="float">
            <text:p>6.666182</text:p>
          </table:table-cell>
          <table:table-cell office:value-type="float" office:value="6.85464542" calcext:value-type="float">
            <text:p>6.8546454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69923" calcext:value-type="float">
            <text:p>6.669923</text:p>
          </table:table-cell>
          <table:table-cell office:value-type="float" office:value="6.85227298" calcext:value-type="float">
            <text:p>6.8522729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85558" calcext:value-type="float">
            <text:p>6.685558</text:p>
          </table:table-cell>
          <table:table-cell office:value-type="float" office:value="6.84937906" calcext:value-type="float">
            <text:p>6.8493790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10459" calcext:value-type="float">
            <text:p>6.710459</text:p>
          </table:table-cell>
          <table:table-cell office:value-type="float" office:value="6.8457018" calcext:value-type="float">
            <text:p>6.845701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37067" calcext:value-type="float">
            <text:p>6.737067</text:p>
          </table:table-cell>
          <table:table-cell office:value-type="float" office:value="6.84042963" calcext:value-type="float">
            <text:p>6.8404296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52699" calcext:value-type="float">
            <text:p>6.752699</text:p>
          </table:table-cell>
          <table:table-cell office:value-type="float" office:value="6.83489138" calcext:value-type="float">
            <text:p>6.8348913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40307" calcext:value-type="float">
            <text:p>6.740307</text:p>
          </table:table-cell>
          <table:table-cell office:value-type="float" office:value="6.83430073" calcext:value-type="float">
            <text:p>6.8343007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78652" calcext:value-type="float">
            <text:p>6.678652</text:p>
          </table:table-cell>
          <table:table-cell office:value-type="float" office:value="6.8325651" calcext:value-type="float">
            <text:p>6.832565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36729" calcext:value-type="float">
            <text:p>6.536729</text:p>
          </table:table-cell>
          <table:table-cell office:value-type="float" office:value="6.83114683" calcext:value-type="float">
            <text:p>6.8311468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238844" calcext:value-type="float">
            <text:p>6.238844</text:p>
          </table:table-cell>
          <table:table-cell office:value-type="float" office:value="6.83111047" calcext:value-type="float">
            <text:p>6.8311104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362891" calcext:value-type="float">
            <text:p>5.362891</text:p>
          </table:table-cell>
          <table:table-cell office:value-type="float" office:value="6.83413025" calcext:value-type="float">
            <text:p>6.8341302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.80872" calcext:value-type="float">
            <text:p>23.80872</text:p>
          </table:table-cell>
          <table:table-cell office:value-type="float" office:value="6.84604548" calcext:value-type="float">
            <text:p>6.8460454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735252" calcext:value-type="float">
            <text:p>7.735252</text:p>
          </table:table-cell>
          <table:table-cell office:value-type="float" office:value="6.67366876" calcext:value-type="float">
            <text:p>6.6736687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11261" calcext:value-type="float">
            <text:p>7.11261</text:p>
          </table:table-cell>
          <table:table-cell office:value-type="float" office:value="6.66220871" calcext:value-type="float">
            <text:p>6.6622087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56337" calcext:value-type="float">
            <text:p>6.856337</text:p>
          </table:table-cell>
          <table:table-cell office:value-type="float" office:value="6.65716685" calcext:value-type="float">
            <text:p>6.6571668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20605" calcext:value-type="float">
            <text:p>6.720605</text:p>
          </table:table-cell>
          <table:table-cell office:value-type="float" office:value="6.65488935" calcext:value-type="float">
            <text:p>6.6548893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49142" calcext:value-type="float">
            <text:p>6.649142</text:p>
          </table:table-cell>
          <table:table-cell office:value-type="float" office:value="6.65418308" calcext:value-type="float">
            <text:p>6.6541830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17481" calcext:value-type="float">
            <text:p>6.617481</text:p>
          </table:table-cell>
          <table:table-cell office:value-type="float" office:value="6.65441876" calcext:value-type="float">
            <text:p>6.6544187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10534" calcext:value-type="float">
            <text:p>6.610534</text:p>
          </table:table-cell>
          <table:table-cell office:value-type="float" office:value="6.65520913" calcext:value-type="float">
            <text:p>6.6552091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17972" calcext:value-type="float">
            <text:p>6.617972</text:p>
          </table:table-cell>
          <table:table-cell office:value-type="float" office:value="6.6563111" calcext:value-type="float">
            <text:p>6.656311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32908" calcext:value-type="float">
            <text:p>6.632908</text:p>
          </table:table-cell>
          <table:table-cell office:value-type="float" office:value="6.6575759" calcext:value-type="float">
            <text:p>6.657575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51101" calcext:value-type="float">
            <text:p>6.651101</text:p>
          </table:table-cell>
          <table:table-cell office:value-type="float" office:value="6.65891481" calcext:value-type="float">
            <text:p>6.6589148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7022" calcext:value-type="float">
            <text:p>6.67022</text:p>
          </table:table-cell>
          <table:table-cell office:value-type="float" office:value="6.66027452" calcext:value-type="float">
            <text:p>6.6602745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89216" calcext:value-type="float">
            <text:p>6.689216</text:p>
          </table:table-cell>
          <table:table-cell office:value-type="float" office:value="6.66162005" calcext:value-type="float">
            <text:p>6.6616200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07825" calcext:value-type="float">
            <text:p>6.707825</text:p>
          </table:table-cell>
          <table:table-cell office:value-type="float" office:value="6.66292338" calcext:value-type="float">
            <text:p>6.6629233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26191" calcext:value-type="float">
            <text:p>6.726191</text:p>
          </table:table-cell>
          <table:table-cell office:value-type="float" office:value="6.66415635" calcext:value-type="float">
            <text:p>6.6641563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44558" calcext:value-type="float">
            <text:p>6.744558</text:p>
          </table:table-cell>
          <table:table-cell office:value-type="float" office:value="6.66528736" calcext:value-type="float">
            <text:p>6.6652873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6299" calcext:value-type="float">
            <text:p>6.76299</text:p>
          </table:table-cell>
          <table:table-cell office:value-type="float" office:value="6.66628155" calcext:value-type="float">
            <text:p>6.6662815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81172" calcext:value-type="float">
            <text:p>6.781172</text:p>
          </table:table-cell>
          <table:table-cell office:value-type="float" office:value="6.66710406" calcext:value-type="float">
            <text:p>6.6671040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98339" calcext:value-type="float">
            <text:p>6.798339</text:p>
          </table:table-cell>
          <table:table-cell office:value-type="float" office:value="6.66772492" calcext:value-type="float">
            <text:p>6.6677249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13403" calcext:value-type="float">
            <text:p>6.813403</text:p>
          </table:table-cell>
          <table:table-cell office:value-type="float" office:value="6.66812383" calcext:value-type="float">
            <text:p>6.6681238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25244" calcext:value-type="float">
            <text:p>6.825244</text:p>
          </table:table-cell>
          <table:table-cell office:value-type="float" office:value="6.66829282" calcext:value-type="float">
            <text:p>6.6682928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33072" calcext:value-type="float">
            <text:p>6.833072</text:p>
          </table:table-cell>
          <table:table-cell office:value-type="float" office:value="6.66823561" calcext:value-type="float">
            <text:p>6.6682356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36689" calcext:value-type="float">
            <text:p>6.836689</text:p>
          </table:table-cell>
          <table:table-cell office:value-type="float" office:value="6.66796366" calcext:value-type="float">
            <text:p>6.6679636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36516" calcext:value-type="float">
            <text:p>6.836516</text:p>
          </table:table-cell>
          <table:table-cell office:value-type="float" office:value="6.66749039" calcext:value-type="float">
            <text:p>6.66749039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33363" calcext:value-type="float">
            <text:p>6.833363</text:p>
          </table:table-cell>
          <table:table-cell office:value-type="float" office:value="6.66682618" calcext:value-type="float">
            <text:p>6.6668261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28053" calcext:value-type="float">
            <text:p>6.828053</text:p>
          </table:table-cell>
          <table:table-cell office:value-type="float" office:value="6.66597661" calcext:value-type="float">
            <text:p>6.6659766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21076" calcext:value-type="float">
            <text:p>6.821076</text:p>
          </table:table-cell>
          <table:table-cell office:value-type="float" office:value="6.66494508" calcext:value-type="float">
            <text:p>6.6649450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12465" calcext:value-type="float">
            <text:p>6.812465</text:p>
          </table:table-cell>
          <table:table-cell office:value-type="float" office:value="6.66373882" calcext:value-type="float">
            <text:p>6.6637388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01906" calcext:value-type="float">
            <text:p>6.801906</text:p>
          </table:table-cell>
          <table:table-cell office:value-type="float" office:value="6.66237506" calcext:value-type="float">
            <text:p>6.6623750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89" calcext:value-type="float">
            <text:p>6.789</text:p>
          </table:table-cell>
          <table:table-cell office:value-type="float" office:value="6.66088407" calcext:value-type="float">
            <text:p>6.6608840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73479" calcext:value-type="float">
            <text:p>6.773479</text:p>
          </table:table-cell>
          <table:table-cell office:value-type="float" office:value="6.65930708" calcext:value-type="float">
            <text:p>6.6593070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5528" calcext:value-type="float">
            <text:p>6.75528</text:p>
          </table:table-cell>
          <table:table-cell office:value-type="float" office:value="6.65768995" calcext:value-type="float">
            <text:p>6.6576899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34473" calcext:value-type="float">
            <text:p>6.734473</text:p>
          </table:table-cell>
          <table:table-cell office:value-type="float" office:value="6.65607565" calcext:value-type="float">
            <text:p>6.6560756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11188" calcext:value-type="float">
            <text:p>6.711188</text:p>
          </table:table-cell>
          <table:table-cell office:value-type="float" office:value="6.65449882" calcext:value-type="float">
            <text:p>6.6544988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85677" calcext:value-type="float">
            <text:p>6.685677</text:p>
          </table:table-cell>
          <table:table-cell office:value-type="float" office:value="6.65298418" calcext:value-type="float">
            <text:p>6.6529841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58521" calcext:value-type="float">
            <text:p>6.658521</text:p>
          </table:table-cell>
          <table:table-cell office:value-type="float" office:value="6.65154799" calcext:value-type="float">
            <text:p>6.6515479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30877" calcext:value-type="float">
            <text:p>6.630877</text:p>
          </table:table-cell>
          <table:table-cell office:value-type="float" office:value="6.65019996" calcext:value-type="float">
            <text:p>6.65019996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04532" calcext:value-type="float">
            <text:p>6.604532</text:p>
          </table:table-cell>
          <table:table-cell office:value-type="float" office:value="6.6489423" calcext:value-type="float">
            <text:p>6.648942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581607" calcext:value-type="float">
            <text:p>6.581607</text:p>
          </table:table-cell>
          <table:table-cell office:value-type="float" office:value="6.64776211" calcext:value-type="float">
            <text:p>6.6477621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563923" calcext:value-type="float">
            <text:p>6.563923</text:p>
          </table:table-cell>
          <table:table-cell office:value-type="float" office:value="6.64660285" calcext:value-type="float">
            <text:p>6.6466028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552291" calcext:value-type="float">
            <text:p>6.552291</text:p>
          </table:table-cell>
          <table:table-cell office:value-type="float" office:value="6.64511145" calcext:value-type="float">
            <text:p>6.6451114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46088" calcext:value-type="float">
            <text:p>6.546088</text:p>
          </table:table-cell>
          <table:table-cell office:value-type="float" office:value="6.64524726" calcext:value-type="float">
            <text:p>6.6452472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43431" calcext:value-type="float">
            <text:p>6.543431</text:p>
          </table:table-cell>
          <table:table-cell office:value-type="float" office:value="6.64484378" calcext:value-type="float">
            <text:p>6.6448437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41989" calcext:value-type="float">
            <text:p>6.541989</text:p>
          </table:table-cell>
          <table:table-cell office:value-type="float" office:value="6.64438644" calcext:value-type="float">
            <text:p>6.6443864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40301" calcext:value-type="float">
            <text:p>6.540301</text:p>
          </table:table-cell>
          <table:table-cell office:value-type="float" office:value="6.64395101" calcext:value-type="float">
            <text:p>6.6439510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40072" calcext:value-type="float">
            <text:p>6.540072</text:p>
          </table:table-cell>
          <table:table-cell office:value-type="float" office:value="6.64358901" calcext:value-type="float">
            <text:p>6.6435890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566647" calcext:value-type="float">
            <text:p>6.566647</text:p>
          </table:table-cell>
          <table:table-cell office:value-type="float" office:value="6.64333185" calcext:value-type="float">
            <text:p>6.6433318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66478" calcext:value-type="float">
            <text:p>6.466478</text:p>
          </table:table-cell>
          <table:table-cell office:value-type="float" office:value="6.64296068" calcext:value-type="float">
            <text:p>6.6429606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89654" calcext:value-type="float">
            <text:p>6.489654</text:p>
          </table:table-cell>
          <table:table-cell office:value-type="float" office:value="6.64379166" calcext:value-type="float">
            <text:p>6.6437916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96344" calcext:value-type="float">
            <text:p>6.496344</text:p>
          </table:table-cell>
          <table:table-cell office:value-type="float" office:value="6.64463231" calcext:value-type="float">
            <text:p>6.64463231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505437" calcext:value-type="float">
            <text:p>6.505437</text:p>
          </table:table-cell>
          <table:table-cell office:value-type="float" office:value="6.64567473" calcext:value-type="float">
            <text:p>6.6456747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18521" calcext:value-type="float">
            <text:p>6.518521</text:p>
          </table:table-cell>
          <table:table-cell office:value-type="float" office:value="6.64690649" calcext:value-type="float">
            <text:p>6.6469064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34862" calcext:value-type="float">
            <text:p>6.534862</text:p>
          </table:table-cell>
          <table:table-cell office:value-type="float" office:value="6.64828581" calcext:value-type="float">
            <text:p>6.6482858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5329" calcext:value-type="float">
            <text:p>6.55329</text:p>
          </table:table-cell>
          <table:table-cell office:value-type="float" office:value="6.64976901" calcext:value-type="float">
            <text:p>6.6497690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72932" calcext:value-type="float">
            <text:p>6.572932</text:p>
          </table:table-cell>
          <table:table-cell office:value-type="float" office:value="6.65131886" calcext:value-type="float">
            <text:p>6.6513188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93396" calcext:value-type="float">
            <text:p>6.593396</text:p>
          </table:table-cell>
          <table:table-cell office:value-type="float" office:value="6.65290398" calcext:value-type="float">
            <text:p>6.6529039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14588" calcext:value-type="float">
            <text:p>6.614588</text:p>
          </table:table-cell>
          <table:table-cell office:value-type="float" office:value="6.65449488" calcext:value-type="float">
            <text:p>6.6544948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36434" calcext:value-type="float">
            <text:p>6.636434</text:p>
          </table:table-cell>
          <table:table-cell office:value-type="float" office:value="6.65606079" calcext:value-type="float">
            <text:p>6.65606079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58721" calcext:value-type="float">
            <text:p>6.658721</text:p>
          </table:table-cell>
          <table:table-cell office:value-type="float" office:value="6.65756914" calcext:value-type="float">
            <text:p>6.6575691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8113" calcext:value-type="float">
            <text:p>6.68113</text:p>
          </table:table-cell>
          <table:table-cell office:value-type="float" office:value="6.65898695" calcext:value-type="float">
            <text:p>6.6589869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03346" calcext:value-type="float">
            <text:p>6.703346</text:p>
          </table:table-cell>
          <table:table-cell office:value-type="float" office:value="6.66028258" calcext:value-type="float">
            <text:p>6.6602825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25113" calcext:value-type="float">
            <text:p>6.725113</text:p>
          </table:table-cell>
          <table:table-cell office:value-type="float" office:value="6.66142714" calcext:value-type="float">
            <text:p>6.6614271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46157" calcext:value-type="float">
            <text:p>6.746157</text:p>
          </table:table-cell>
          <table:table-cell office:value-type="float" office:value="6.66239579" calcext:value-type="float">
            <text:p>6.6623957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66047" calcext:value-type="float">
            <text:p>6.766047</text:p>
          </table:table-cell>
          <table:table-cell office:value-type="float" office:value="6.66316956" calcext:value-type="float">
            <text:p>6.6631695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84126" calcext:value-type="float">
            <text:p>6.784126</text:p>
          </table:table-cell>
          <table:table-cell office:value-type="float" office:value="6.66373759" calcext:value-type="float">
            <text:p>6.6637375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99584" calcext:value-type="float">
            <text:p>6.799584</text:p>
          </table:table-cell>
          <table:table-cell office:value-type="float" office:value="6.66409862" calcext:value-type="float">
            <text:p>6.6640986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11666" calcext:value-type="float">
            <text:p>6.811666</text:p>
          </table:table-cell>
          <table:table-cell office:value-type="float" office:value="6.6642607" calcext:value-type="float">
            <text:p>6.664260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19881" calcext:value-type="float">
            <text:p>6.819881</text:p>
          </table:table-cell>
          <table:table-cell office:value-type="float" office:value="6.66423858" calcext:value-type="float">
            <text:p>6.6642385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24126" calcext:value-type="float">
            <text:p>6.824126</text:p>
          </table:table-cell>
          <table:table-cell office:value-type="float" office:value="6.66404958" calcext:value-type="float">
            <text:p>6.6640495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24658" calcext:value-type="float">
            <text:p>6.824658</text:p>
          </table:table-cell>
          <table:table-cell office:value-type="float" office:value="6.66370919" calcext:value-type="float">
            <text:p>6.6637091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2196" calcext:value-type="float">
            <text:p>6.82196</text:p>
          </table:table-cell>
          <table:table-cell office:value-type="float" office:value="6.6632275" calcext:value-type="float">
            <text:p>6.66322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16587" calcext:value-type="float">
            <text:p>6.816587</text:p>
          </table:table-cell>
          <table:table-cell office:value-type="float" office:value="6.66260698" calcext:value-type="float">
            <text:p>6.6626069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09068" calcext:value-type="float">
            <text:p>6.809068</text:p>
          </table:table-cell>
          <table:table-cell office:value-type="float" office:value="6.66184164" calcext:value-type="float">
            <text:p>6.6618416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9984" calcext:value-type="float">
            <text:p>6.79984</text:p>
          </table:table-cell>
          <table:table-cell office:value-type="float" office:value="6.66091749" calcext:value-type="float">
            <text:p>6.66091749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89197" calcext:value-type="float">
            <text:p>6.789197</text:p>
          </table:table-cell>
          <table:table-cell office:value-type="float" office:value="6.65981517" calcext:value-type="float">
            <text:p>6.6598151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77226" calcext:value-type="float">
            <text:p>6.777226</text:p>
          </table:table-cell>
          <table:table-cell office:value-type="float" office:value="6.65851584" calcext:value-type="float">
            <text:p>6.6585158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63755" calcext:value-type="float">
            <text:p>6.763755</text:p>
          </table:table-cell>
          <table:table-cell office:value-type="float" office:value="6.65701059" calcext:value-type="float">
            <text:p>6.6570105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48429" calcext:value-type="float">
            <text:p>6.748429</text:p>
          </table:table-cell>
          <table:table-cell office:value-type="float" office:value="6.65531187" calcext:value-type="float">
            <text:p>6.6553118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30923" calcext:value-type="float">
            <text:p>6.730923</text:p>
          </table:table-cell>
          <table:table-cell office:value-type="float" office:value="6.65346262" calcext:value-type="float">
            <text:p>6.6534626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11249" calcext:value-type="float">
            <text:p>6.711249</text:p>
          </table:table-cell>
          <table:table-cell office:value-type="float" office:value="6.65153806" calcext:value-type="float">
            <text:p>6.6515380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8993" calcext:value-type="float">
            <text:p>6.68993</text:p>
          </table:table-cell>
          <table:table-cell office:value-type="float" office:value="6.64963657" calcext:value-type="float">
            <text:p>6.6496365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67871" calcext:value-type="float">
            <text:p>6.667871</text:p>
          </table:table-cell>
          <table:table-cell office:value-type="float" office:value="6.64786138" calcext:value-type="float">
            <text:p>6.6478613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45866" calcext:value-type="float">
            <text:p>6.645866</text:p>
          </table:table-cell>
          <table:table-cell office:value-type="float" office:value="6.64629894" calcext:value-type="float">
            <text:p>6.6462989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24002" calcext:value-type="float">
            <text:p>6.624002</text:p>
          </table:table-cell>
          <table:table-cell office:value-type="float" office:value="6.64500204" calcext:value-type="float">
            <text:p>6.64500204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01331" calcext:value-type="float">
            <text:p>6.601331</text:p>
          </table:table-cell>
          <table:table-cell office:value-type="float" office:value="6.64398047" calcext:value-type="float">
            <text:p>6.6439804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7612" calcext:value-type="float">
            <text:p>6.57612</text:p>
          </table:table-cell>
          <table:table-cell office:value-type="float" office:value="6.64318817" calcext:value-type="float">
            <text:p>6.6431881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546629" calcext:value-type="float">
            <text:p>6.546629</text:p>
          </table:table-cell>
          <table:table-cell office:value-type="float" office:value="6.64242545" calcext:value-type="float">
            <text:p>6.6424254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511968" calcext:value-type="float">
            <text:p>6.511968</text:p>
          </table:table-cell>
          <table:table-cell office:value-type="float" office:value="6.63762016" calcext:value-type="float">
            <text:p>6.6376201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472453" calcext:value-type="float">
            <text:p>6.472453</text:p>
          </table:table-cell>
          <table:table-cell office:value-type="float" office:value="6.63911397" calcext:value-type="float">
            <text:p>6.6391139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28938" calcext:value-type="float">
            <text:p>6.428938</text:p>
          </table:table-cell>
          <table:table-cell office:value-type="float" office:value="6.64046271" calcext:value-type="float">
            <text:p>6.6404627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380531" calcext:value-type="float">
            <text:p>6.380531</text:p>
          </table:table-cell>
          <table:table-cell office:value-type="float" office:value="6.64203711" calcext:value-type="float">
            <text:p>6.6420371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317832" calcext:value-type="float">
            <text:p>6.317832</text:p>
          </table:table-cell>
          <table:table-cell office:value-type="float" office:value="6.6439773" calcext:value-type="float">
            <text:p>6.643977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183242" calcext:value-type="float">
            <text:p>6.183242</text:p>
          </table:table-cell>
          <table:table-cell office:value-type="float" office:value="6.64650017" calcext:value-type="float">
            <text:p>6.6465001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183242" calcext:value-type="float">
            <text:p>6.183242</text:p>
          </table:table-cell>
          <table:table-cell office:value-type="float" office:value="6.6504043" calcext:value-type="float">
            <text:p>6.650404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93634" calcext:value-type="float">
            <text:p>6.693634</text:p>
          </table:table-cell>
          <table:table-cell office:value-type="float" office:value="6.65442273" calcext:value-type="float">
            <text:p>6.6544227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566744" calcext:value-type="float">
            <text:p>6.566744</text:p>
          </table:table-cell>
          <table:table-cell office:value-type="float" office:value="6.65351708" calcext:value-type="float">
            <text:p>6.6535170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536825" calcext:value-type="float">
            <text:p>6.536825</text:p>
          </table:table-cell>
          <table:table-cell office:value-type="float" office:value="6.65410235" calcext:value-type="float">
            <text:p>6.6541023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533093" calcext:value-type="float">
            <text:p>6.533093</text:p>
          </table:table-cell>
          <table:table-cell office:value-type="float" office:value="6.65522439" calcext:value-type="float">
            <text:p>6.6552243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540822" calcext:value-type="float">
            <text:p>6.540822</text:p>
          </table:table-cell>
          <table:table-cell office:value-type="float" office:value="6.65661386" calcext:value-type="float">
            <text:p>6.6566138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554414" calcext:value-type="float">
            <text:p>6.554414</text:p>
          </table:table-cell>
          <table:table-cell office:value-type="float" office:value="6.65813382" calcext:value-type="float">
            <text:p>6.6581338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571048" calcext:value-type="float">
            <text:p>6.571048</text:p>
          </table:table-cell>
          <table:table-cell office:value-type="float" office:value="6.65969812" calcext:value-type="float">
            <text:p>6.6596981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89247" calcext:value-type="float">
            <text:p>6.589247</text:p>
          </table:table-cell>
          <table:table-cell office:value-type="float" office:value="6.66125222" calcext:value-type="float">
            <text:p>6.6612522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08424" calcext:value-type="float">
            <text:p>6.608424</text:p>
          </table:table-cell>
          <table:table-cell office:value-type="float" office:value="6.6627653" calcext:value-type="float">
            <text:p>6.662765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28587" calcext:value-type="float">
            <text:p>6.628587</text:p>
          </table:table-cell>
          <table:table-cell office:value-type="float" office:value="6.66422289" calcext:value-type="float">
            <text:p>6.66422289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49978" calcext:value-type="float">
            <text:p>6.649978</text:p>
          </table:table-cell>
          <table:table-cell office:value-type="float" office:value="6.66561842" calcext:value-type="float">
            <text:p>6.66561842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7271" calcext:value-type="float">
            <text:p>6.67271</text:p>
          </table:table-cell>
          <table:table-cell office:value-type="float" office:value="6.66694542" calcext:value-type="float">
            <text:p>6.6669454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96518" calcext:value-type="float">
            <text:p>6.696518</text:p>
          </table:table-cell>
          <table:table-cell office:value-type="float" office:value="6.66819275" calcext:value-type="float">
            <text:p>6.6681927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20731" calcext:value-type="float">
            <text:p>6.720731</text:p>
          </table:table-cell>
          <table:table-cell office:value-type="float" office:value="6.66934378" calcext:value-type="float">
            <text:p>6.6693437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44452" calcext:value-type="float">
            <text:p>6.744452</text:p>
          </table:table-cell>
          <table:table-cell office:value-type="float" office:value="6.67037859" calcext:value-type="float">
            <text:p>6.6703785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66799" calcext:value-type="float">
            <text:p>6.766799</text:p>
          </table:table-cell>
          <table:table-cell office:value-type="float" office:value="6.67127672" calcext:value-type="float">
            <text:p>6.6712767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87072" calcext:value-type="float">
            <text:p>6.787072</text:p>
          </table:table-cell>
          <table:table-cell office:value-type="float" office:value="6.67201876" calcext:value-type="float">
            <text:p>6.6720187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04773" calcext:value-type="float">
            <text:p>6.804773</text:p>
          </table:table-cell>
          <table:table-cell office:value-type="float" office:value="6.67258645" calcext:value-type="float">
            <text:p>6.6725864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19549" calcext:value-type="float">
            <text:p>6.819549</text:p>
          </table:table-cell>
          <table:table-cell office:value-type="float" office:value="6.67296257" calcext:value-type="float">
            <text:p>6.6729625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31122" calcext:value-type="float">
            <text:p>6.831122</text:p>
          </table:table-cell>
          <table:table-cell office:value-type="float" office:value="6.67313179" calcext:value-type="float">
            <text:p>6.6731317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39292" calcext:value-type="float">
            <text:p>6.839292</text:p>
          </table:table-cell>
          <table:table-cell office:value-type="float" office:value="6.67308296" calcext:value-type="float">
            <text:p>6.6730829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43977" calcext:value-type="float">
            <text:p>6.843977</text:p>
          </table:table-cell>
          <table:table-cell office:value-type="float" office:value="6.6728117" calcext:value-type="float">
            <text:p>6.672811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45241" calcext:value-type="float">
            <text:p>6.845241</text:p>
          </table:table-cell>
          <table:table-cell office:value-type="float" office:value="6.67232215" calcext:value-type="float">
            <text:p>6.6723221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43258" calcext:value-type="float">
            <text:p>6.843258</text:p>
          </table:table-cell>
          <table:table-cell office:value-type="float" office:value="6.67162698" calcext:value-type="float">
            <text:p>6.6716269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3823" calcext:value-type="float">
            <text:p>6.83823</text:p>
          </table:table-cell>
          <table:table-cell office:value-type="float" office:value="6.6707459" calcext:value-type="float">
            <text:p>6.670745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30302" calcext:value-type="float">
            <text:p>6.830302</text:p>
          </table:table-cell>
          <table:table-cell office:value-type="float" office:value="6.66970341" calcext:value-type="float">
            <text:p>6.6697034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19523" calcext:value-type="float">
            <text:p>6.819523</text:p>
          </table:table-cell>
          <table:table-cell office:value-type="float" office:value="6.66852645" calcext:value-type="float">
            <text:p>6.6685264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05877" calcext:value-type="float">
            <text:p>6.805877</text:p>
          </table:table-cell>
          <table:table-cell office:value-type="float" office:value="6.66724237" calcext:value-type="float">
            <text:p>6.6672423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89362" calcext:value-type="float">
            <text:p>6.789362</text:p>
          </table:table-cell>
          <table:table-cell office:value-type="float" office:value="6.66587718" calcext:value-type="float">
            <text:p>6.66587718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70095" calcext:value-type="float">
            <text:p>6.770095</text:p>
          </table:table-cell>
          <table:table-cell office:value-type="float" office:value="6.66445422" calcext:value-type="float">
            <text:p>6.6644542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48406" calcext:value-type="float">
            <text:p>6.748406</text:p>
          </table:table-cell>
          <table:table-cell office:value-type="float" office:value="6.66299317" calcext:value-type="float">
            <text:p>6.6629931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249" calcext:value-type="float">
            <text:p>6.7249</text:p>
          </table:table-cell>
          <table:table-cell office:value-type="float" office:value="6.66150952" calcext:value-type="float">
            <text:p>6.66150952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0045" calcext:value-type="float">
            <text:p>6.70045</text:p>
          </table:table-cell>
          <table:table-cell office:value-type="float" office:value="6.66001469" calcext:value-type="float">
            <text:p>6.6600146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76089" calcext:value-type="float">
            <text:p>6.676089</text:p>
          </table:table-cell>
          <table:table-cell office:value-type="float" office:value="6.65851707" calcext:value-type="float">
            <text:p>6.6585170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52807" calcext:value-type="float">
            <text:p>6.652807</text:p>
          </table:table-cell>
          <table:table-cell office:value-type="float" office:value="6.65702475" calcext:value-type="float">
            <text:p>6.6570247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31301" calcext:value-type="float">
            <text:p>6.631301</text:p>
          </table:table-cell>
          <table:table-cell office:value-type="float" office:value="6.6555503" calcext:value-type="float">
            <text:p>6.655550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11766" calcext:value-type="float">
            <text:p>6.611766</text:p>
          </table:table-cell>
          <table:table-cell office:value-type="float" office:value="6.65411766" calcext:value-type="float">
            <text:p>6.6541176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9385" calcext:value-type="float">
            <text:p>6.59385</text:p>
          </table:table-cell>
          <table:table-cell office:value-type="float" office:value="6.6527713" calcext:value-type="float">
            <text:p>6.652771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7679" calcext:value-type="float">
            <text:p>6.57679</text:p>
          </table:table-cell>
          <table:table-cell office:value-type="float" office:value="6.65159485" calcext:value-type="float">
            <text:p>6.6515948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59724" calcext:value-type="float">
            <text:p>6.559724</text:p>
          </table:table-cell>
          <table:table-cell office:value-type="float" office:value="6.65085474" calcext:value-type="float">
            <text:p>6.6508547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42058" calcext:value-type="float">
            <text:p>6.542058</text:p>
          </table:table-cell>
          <table:table-cell office:value-type="float" office:value="6.64896355" calcext:value-type="float">
            <text:p>6.6489635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23718" calcext:value-type="float">
            <text:p>6.523718</text:p>
          </table:table-cell>
          <table:table-cell office:value-type="float" office:value="6.64801373" calcext:value-type="float">
            <text:p>6.6480137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05111" calcext:value-type="float">
            <text:p>6.505111</text:p>
          </table:table-cell>
          <table:table-cell office:value-type="float" office:value="6.64745921" calcext:value-type="float">
            <text:p>6.6474592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86513" calcext:value-type="float">
            <text:p>6.486513</text:p>
          </table:table-cell>
          <table:table-cell office:value-type="float" office:value="6.64725349" calcext:value-type="float">
            <text:p>6.64725349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65681" calcext:value-type="float">
            <text:p>6.465681</text:p>
          </table:table-cell>
          <table:table-cell office:value-type="float" office:value="6.64738224" calcext:value-type="float">
            <text:p>6.64738224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14783" calcext:value-type="float">
            <text:p>6.414783</text:p>
          </table:table-cell>
          <table:table-cell office:value-type="float" office:value="6.64786993" calcext:value-type="float">
            <text:p>6.6478699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65872" calcext:value-type="float">
            <text:p>6.565872</text:p>
          </table:table-cell>
          <table:table-cell office:value-type="float" office:value="6.64903812" calcext:value-type="float">
            <text:p>6.6490381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0574" calcext:value-type="float">
            <text:p>6.50574</text:p>
          </table:table-cell>
          <table:table-cell office:value-type="float" office:value="6.64890723" calcext:value-type="float">
            <text:p>6.6489072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497697" calcext:value-type="float">
            <text:p>6.497697</text:p>
          </table:table-cell>
          <table:table-cell office:value-type="float" office:value="6.64964672" calcext:value-type="float">
            <text:p>6.6496467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498446" calcext:value-type="float">
            <text:p>6.498446</text:p>
          </table:table-cell>
          <table:table-cell office:value-type="float" office:value="6.65081247" calcext:value-type="float">
            <text:p>6.6508124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04101" calcext:value-type="float">
            <text:p>6.504101</text:p>
          </table:table-cell>
          <table:table-cell office:value-type="float" office:value="6.65243578" calcext:value-type="float">
            <text:p>6.6524357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14356" calcext:value-type="float">
            <text:p>6.514356</text:p>
          </table:table-cell>
          <table:table-cell office:value-type="float" office:value="6.65469376" calcext:value-type="float">
            <text:p>6.65469376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2953" calcext:value-type="float">
            <text:p>6.52953</text:p>
          </table:table-cell>
          <table:table-cell office:value-type="float" office:value="6.65800027" calcext:value-type="float">
            <text:p>6.6580002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49576" calcext:value-type="float">
            <text:p>6.549576</text:p>
          </table:table-cell>
          <table:table-cell office:value-type="float" office:value="6.66319185" calcext:value-type="float">
            <text:p>6.6631918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73719" calcext:value-type="float">
            <text:p>6.573719</text:p>
          </table:table-cell>
          <table:table-cell office:value-type="float" office:value="6.6717397" calcext:value-type="float">
            <text:p>6.671739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00586" calcext:value-type="float">
            <text:p>6.600586</text:p>
          </table:table-cell>
          <table:table-cell office:value-type="float" office:value="6.68584993" calcext:value-type="float">
            <text:p>6.6858499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28613" calcext:value-type="float">
            <text:p>6.628613</text:p>
          </table:table-cell>
          <table:table-cell office:value-type="float" office:value="6.70828383" calcext:value-type="float">
            <text:p>6.7082838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56453" calcext:value-type="float">
            <text:p>6.656453</text:p>
          </table:table-cell>
          <table:table-cell office:value-type="float" office:value="6.74185217" calcext:value-type="float">
            <text:p>6.7418521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83182" calcext:value-type="float">
            <text:p>6.683182</text:p>
          </table:table-cell>
          <table:table-cell office:value-type="float" office:value="6.78873736" calcext:value-type="float">
            <text:p>6.78873736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08275" calcext:value-type="float">
            <text:p>6.708275</text:p>
          </table:table-cell>
          <table:table-cell office:value-type="float" office:value="6.84985715" calcext:value-type="float">
            <text:p>6.8498571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31444" calcext:value-type="float">
            <text:p>6.731444</text:p>
          </table:table-cell>
          <table:table-cell office:value-type="float" office:value="6.9243787" calcext:value-type="float">
            <text:p>6.924378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52486" calcext:value-type="float">
            <text:p>6.752486</text:p>
          </table:table-cell>
          <table:table-cell office:value-type="float" office:value="7.00936291" calcext:value-type="float">
            <text:p>7.00936291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71179" calcext:value-type="float">
            <text:p>6.771179</text:p>
          </table:table-cell>
          <table:table-cell office:value-type="float" office:value="7.099415" calcext:value-type="float">
            <text:p>7.09941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87269" calcext:value-type="float">
            <text:p>6.787269</text:p>
          </table:table-cell>
          <table:table-cell office:value-type="float" office:value="7.18605855" calcext:value-type="float">
            <text:p>7.1860585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800502" calcext:value-type="float">
            <text:p>6.800502</text:p>
          </table:table-cell>
          <table:table-cell office:value-type="float" office:value="7.25600662" calcext:value-type="float">
            <text:p>7.2560066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10693" calcext:value-type="float">
            <text:p>6.810693</text:p>
          </table:table-cell>
          <table:table-cell office:value-type="float" office:value="7.28390487" calcext:value-type="float">
            <text:p>7.2839048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817802" calcext:value-type="float">
            <text:p>6.817802</text:p>
          </table:table-cell>
          <table:table-cell office:value-type="float" office:value="7.31170121" calcext:value-type="float">
            <text:p>7.31170121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821978" calcext:value-type="float">
            <text:p>6.821978</text:p>
          </table:table-cell>
          <table:table-cell office:value-type="float" office:value="7.33942646" calcext:value-type="float">
            <text:p>7.3394264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823534" calcext:value-type="float">
            <text:p>6.823534</text:p>
          </table:table-cell>
          <table:table-cell office:value-type="float" office:value="7.36710995" calcext:value-type="float">
            <text:p>7.3671099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2285" calcext:value-type="float">
            <text:p>6.82285</text:p>
          </table:table-cell>
          <table:table-cell office:value-type="float" office:value="7.39477788" calcext:value-type="float">
            <text:p>7.3947778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20229" calcext:value-type="float">
            <text:p>6.820229</text:p>
          </table:table-cell>
          <table:table-cell office:value-type="float" office:value="7.42245265" calcext:value-type="float">
            <text:p>7.4224526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15792" calcext:value-type="float">
            <text:p>6.815792</text:p>
          </table:table-cell>
          <table:table-cell office:value-type="float" office:value="7.45015363" calcext:value-type="float">
            <text:p>7.4501536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09454" calcext:value-type="float">
            <text:p>6.809454</text:p>
          </table:table-cell>
          <table:table-cell office:value-type="float" office:value="7.47789898" calcext:value-type="float">
            <text:p>7.47789898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00981" calcext:value-type="float">
            <text:p>6.800981</text:p>
          </table:table-cell>
          <table:table-cell office:value-type="float" office:value="7.50570771" calcext:value-type="float">
            <text:p>7.50570771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90087" calcext:value-type="float">
            <text:p>6.790087</text:p>
          </table:table-cell>
          <table:table-cell office:value-type="float" office:value="7.53360117" calcext:value-type="float">
            <text:p>7.5336011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76489" calcext:value-type="float">
            <text:p>6.776489</text:p>
          </table:table-cell>
          <table:table-cell office:value-type="float" office:value="7.56160357" calcext:value-type="float">
            <text:p>7.5616035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59908" calcext:value-type="float">
            <text:p>6.759908</text:p>
          </table:table-cell>
          <table:table-cell office:value-type="float" office:value="7.58974195" calcext:value-type="float">
            <text:p>7.5897419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40053" calcext:value-type="float">
            <text:p>6.740053</text:p>
          </table:table-cell>
          <table:table-cell office:value-type="float" office:value="7.61804614" calcext:value-type="float">
            <text:p>7.61804614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16653" calcext:value-type="float">
            <text:p>6.716653</text:p>
          </table:table-cell>
          <table:table-cell office:value-type="float" office:value="7.64654888" calcext:value-type="float">
            <text:p>7.6465488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89608" calcext:value-type="float">
            <text:p>6.689608</text:p>
          </table:table-cell>
          <table:table-cell office:value-type="float" office:value="7.67528562" calcext:value-type="float">
            <text:p>7.67528562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59264" calcext:value-type="float">
            <text:p>6.659264</text:p>
          </table:table-cell>
          <table:table-cell office:value-type="float" office:value="7.70429281" calcext:value-type="float">
            <text:p>7.7042928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26701" calcext:value-type="float">
            <text:p>6.626701</text:p>
          </table:table-cell>
          <table:table-cell office:value-type="float" office:value="7.73360344" calcext:value-type="float">
            <text:p>7.7336034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93883" calcext:value-type="float">
            <text:p>6.593883</text:p>
          </table:table-cell>
          <table:table-cell office:value-type="float" office:value="7.7632397" calcext:value-type="float">
            <text:p>7.763239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63504" calcext:value-type="float">
            <text:p>6.563504</text:p>
          </table:table-cell>
          <table:table-cell office:value-type="float" office:value="7.79320414" calcext:value-type="float">
            <text:p>7.79320414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38467" calcext:value-type="float">
            <text:p>6.538467</text:p>
          </table:table-cell>
          <table:table-cell office:value-type="float" office:value="7.82347237" calcext:value-type="float">
            <text:p>7.8234723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211" calcext:value-type="float">
            <text:p>6.5211</text:p>
          </table:table-cell>
          <table:table-cell office:value-type="float" office:value="7.85399097" calcext:value-type="float">
            <text:p>7.8539909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12411" calcext:value-type="float">
            <text:p>6.512411</text:p>
          </table:table-cell>
          <table:table-cell office:value-type="float" office:value="7.88468324" calcext:value-type="float">
            <text:p>7.8846832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11627" calcext:value-type="float">
            <text:p>6.511627</text:p>
          </table:table-cell>
          <table:table-cell office:value-type="float" office:value="7.9154624" calcext:value-type="float">
            <text:p>7.9154624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16176" calcext:value-type="float">
            <text:p>6.516176</text:p>
          </table:table-cell>
          <table:table-cell office:value-type="float" office:value="7.9462494" calcext:value-type="float">
            <text:p>7.946249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21845" calcext:value-type="float">
            <text:p>6.521845</text:p>
          </table:table-cell>
          <table:table-cell office:value-type="float" office:value="7.97699091" calcext:value-type="float">
            <text:p>7.9769909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22101" calcext:value-type="float">
            <text:p>6.522101</text:p>
          </table:table-cell>
          <table:table-cell office:value-type="float" office:value="8.00767573" calcext:value-type="float">
            <text:p>8.0076757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99848" calcext:value-type="float">
            <text:p>6.499848</text:p>
          </table:table-cell>
          <table:table-cell office:value-type="float" office:value="8.03835799" calcext:value-type="float">
            <text:p>8.0383579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0661" calcext:value-type="float">
            <text:p>6.0661</text:p>
          </table:table-cell>
          <table:table-cell office:value-type="float" office:value="8.06926278" calcext:value-type="float">
            <text:p>8.0692627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61349" calcext:value-type="float">
            <text:p>6.661349</text:p>
          </table:table-cell>
          <table:table-cell office:value-type="float" office:value="8.10450505" calcext:value-type="float">
            <text:p>8.1045050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07327" calcext:value-type="float">
            <text:p>6.607327</text:p>
          </table:table-cell>
          <table:table-cell office:value-type="float" office:value="8.13379483" calcext:value-type="float">
            <text:p>8.1337948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86378" calcext:value-type="float">
            <text:p>6.586378</text:p>
          </table:table-cell>
          <table:table-cell office:value-type="float" office:value="8.16362483" calcext:value-type="float">
            <text:p>8.1636248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7455" calcext:value-type="float">
            <text:p>6.57455</text:p>
          </table:table-cell>
          <table:table-cell office:value-type="float" office:value="8.19366432" calcext:value-type="float">
            <text:p>8.1936643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570119" calcext:value-type="float">
            <text:p>6.570119</text:p>
          </table:table-cell>
          <table:table-cell office:value-type="float" office:value="8.22382209" calcext:value-type="float">
            <text:p>8.22382209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573655" calcext:value-type="float">
            <text:p>6.573655</text:p>
          </table:table-cell>
          <table:table-cell office:value-type="float" office:value="8.25402417" calcext:value-type="float">
            <text:p>8.2540241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585085" calcext:value-type="float">
            <text:p>6.585085</text:p>
          </table:table-cell>
          <table:table-cell office:value-type="float" office:value="8.28419089" calcext:value-type="float">
            <text:p>8.28419089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03069" calcext:value-type="float">
            <text:p>6.603069</text:p>
          </table:table-cell>
          <table:table-cell office:value-type="float" office:value="8.31424331" calcext:value-type="float">
            <text:p>8.3142433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25271" calcext:value-type="float">
            <text:p>6.625271</text:p>
          </table:table-cell>
          <table:table-cell office:value-type="float" office:value="8.34411589" calcext:value-type="float">
            <text:p>8.34411589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49029" calcext:value-type="float">
            <text:p>6.649029</text:p>
          </table:table-cell>
          <table:table-cell office:value-type="float" office:value="8.37376645" calcext:value-type="float">
            <text:p>8.3737664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7204" calcext:value-type="float">
            <text:p>6.67204</text:p>
          </table:table-cell>
          <table:table-cell office:value-type="float" office:value="8.40317943" calcext:value-type="float">
            <text:p>8.4031794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92818" calcext:value-type="float">
            <text:p>6.692818</text:p>
          </table:table-cell>
          <table:table-cell office:value-type="float" office:value="8.4323623" calcext:value-type="float">
            <text:p>8.432362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10844" calcext:value-type="float">
            <text:p>6.710844</text:p>
          </table:table-cell>
          <table:table-cell office:value-type="float" office:value="8.46133739" calcext:value-type="float">
            <text:p>8.46133739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26458" calcext:value-type="float">
            <text:p>6.726458</text:p>
          </table:table-cell>
          <table:table-cell office:value-type="float" office:value="8.49013222" calcext:value-type="float">
            <text:p>8.49013222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40555" calcext:value-type="float">
            <text:p>6.740555</text:p>
          </table:table-cell>
          <table:table-cell office:value-type="float" office:value="8.51877091" calcext:value-type="float">
            <text:p>8.5187709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54183" calcext:value-type="float">
            <text:p>6.754183</text:p>
          </table:table-cell>
          <table:table-cell office:value-type="float" office:value="8.54726863" calcext:value-type="float">
            <text:p>8.5472686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6814" calcext:value-type="float">
            <text:p>6.76814</text:p>
          </table:table-cell>
          <table:table-cell office:value-type="float" office:value="8.57563007" calcext:value-type="float">
            <text:p>8.5756300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82678" calcext:value-type="float">
            <text:p>6.782678</text:p>
          </table:table-cell>
          <table:table-cell office:value-type="float" office:value="8.60385194" calcext:value-type="float">
            <text:p>8.60385194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97443" calcext:value-type="float">
            <text:p>6.797443</text:p>
          </table:table-cell>
          <table:table-cell office:value-type="float" office:value="8.63192843" calcext:value-type="float">
            <text:p>8.6319284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11621" calcext:value-type="float">
            <text:p>6.811621</text:p>
          </table:table-cell>
          <table:table-cell office:value-type="float" office:value="8.65985727" calcext:value-type="float">
            <text:p>8.6598572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24212" calcext:value-type="float">
            <text:p>6.824212</text:p>
          </table:table-cell>
          <table:table-cell office:value-type="float" office:value="8.68764433" calcext:value-type="float">
            <text:p>8.6876443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834265" calcext:value-type="float">
            <text:p>6.834265</text:p>
          </table:table-cell>
          <table:table-cell office:value-type="float" office:value="8.71530548" calcext:value-type="float">
            <text:p>8.7153054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41003" calcext:value-type="float">
            <text:p>6.841003</text:p>
          </table:table-cell>
          <table:table-cell office:value-type="float" office:value="8.7428661" calcext:value-type="float">
            <text:p>8.742866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43841" calcext:value-type="float">
            <text:p>6.843841</text:p>
          </table:table-cell>
          <table:table-cell office:value-type="float" office:value="8.77035934" calcext:value-type="float">
            <text:p>8.77035934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42385" calcext:value-type="float">
            <text:p>6.842385</text:p>
          </table:table-cell>
          <table:table-cell office:value-type="float" office:value="8.7978242" calcext:value-type="float">
            <text:p>8.7978242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36471" calcext:value-type="float">
            <text:p>6.836471</text:p>
          </table:table-cell>
          <table:table-cell office:value-type="float" office:value="8.82530362" calcext:value-type="float">
            <text:p>8.82530362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26239" calcext:value-type="float">
            <text:p>6.826239</text:p>
          </table:table-cell>
          <table:table-cell office:value-type="float" office:value="8.85284218" calcext:value-type="float">
            <text:p>8.8528421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12166" calcext:value-type="float">
            <text:p>6.812166</text:p>
          </table:table-cell>
          <table:table-cell office:value-type="float" office:value="8.88048306" calcext:value-type="float">
            <text:p>8.8804830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95022" calcext:value-type="float">
            <text:p>6.795022</text:p>
          </table:table-cell>
          <table:table-cell office:value-type="float" office:value="8.90826467" calcext:value-type="float">
            <text:p>8.9082646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75724" calcext:value-type="float">
            <text:p>6.775724</text:p>
          </table:table-cell>
          <table:table-cell office:value-type="float" office:value="8.93621772" calcext:value-type="float">
            <text:p>8.93621772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5515" calcext:value-type="float">
            <text:p>6.75515</text:p>
          </table:table-cell>
          <table:table-cell office:value-type="float" office:value="8.96436375" calcext:value-type="float">
            <text:p>8.9643637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33981" calcext:value-type="float">
            <text:p>6.733981</text:p>
          </table:table-cell>
          <table:table-cell office:value-type="float" office:value="8.99271552" calcext:value-type="float">
            <text:p>8.9927155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12606" calcext:value-type="float">
            <text:p>6.712606</text:p>
          </table:table-cell>
          <table:table-cell office:value-type="float" office:value="9.02127898" calcext:value-type="float">
            <text:p>9.0212789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91115" calcext:value-type="float">
            <text:p>6.691115</text:p>
          </table:table-cell>
          <table:table-cell office:value-type="float" office:value="9.05005619" calcext:value-type="float">
            <text:p>9.05005619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69358" calcext:value-type="float">
            <text:p>6.669358</text:p>
          </table:table-cell>
          <table:table-cell office:value-type="float" office:value="9.07904831" calcext:value-type="float">
            <text:p>9.07904831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47066" calcext:value-type="float">
            <text:p>6.647066</text:p>
          </table:table-cell>
          <table:table-cell office:value-type="float" office:value="9.108258" calcext:value-type="float">
            <text:p>9.108258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2399" calcext:value-type="float">
            <text:p>6.62399</text:p>
          </table:table-cell>
          <table:table-cell office:value-type="float" office:value="9.13769061" calcext:value-type="float">
            <text:p>9.13769061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00041" calcext:value-type="float">
            <text:p>6.600041</text:p>
          </table:table-cell>
          <table:table-cell office:value-type="float" office:value="9.16735398" calcext:value-type="float">
            <text:p>9.1673539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75417" calcext:value-type="float">
            <text:p>6.575417</text:p>
          </table:table-cell>
          <table:table-cell office:value-type="float" office:value="9.19725684" calcext:value-type="float">
            <text:p>9.1972568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50688" calcext:value-type="float">
            <text:p>6.550688</text:p>
          </table:table-cell>
          <table:table-cell office:value-type="float" office:value="9.22740594" calcext:value-type="float">
            <text:p>9.2274059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26857" calcext:value-type="float">
            <text:p>6.526857</text:p>
          </table:table-cell>
          <table:table-cell office:value-type="float" office:value="9.25780233" calcext:value-type="float">
            <text:p>9.25780233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05362" calcext:value-type="float">
            <text:p>6.505362</text:p>
          </table:table-cell>
          <table:table-cell office:value-type="float" office:value="9.28843703" calcext:value-type="float">
            <text:p>9.2884370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488037" calcext:value-type="float">
            <text:p>6.488037</text:p>
          </table:table-cell>
          <table:table-cell office:value-type="float" office:value="9.31928668" calcext:value-type="float">
            <text:p>9.31928668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47713" calcext:value-type="float">
            <text:p>6.47713</text:p>
          </table:table-cell>
          <table:table-cell office:value-type="float" office:value="9.35030958" calcext:value-type="float">
            <text:p>9.3503095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476205" calcext:value-type="float">
            <text:p>6.476205</text:p>
          </table:table-cell>
          <table:table-cell office:value-type="float" office:value="9.38144155" calcext:value-type="float">
            <text:p>9.3814415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02779" calcext:value-type="float">
            <text:p>6.502779</text:p>
          </table:table-cell>
          <table:table-cell office:value-type="float" office:value="9.41258277" calcext:value-type="float">
            <text:p>9.4125827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370605" calcext:value-type="float">
            <text:p>6.370605</text:p>
          </table:table-cell>
          <table:table-cell office:value-type="float" office:value="9.44345825" calcext:value-type="float">
            <text:p>9.4434582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447076" calcext:value-type="float">
            <text:p>6.447076</text:p>
          </table:table-cell>
          <table:table-cell office:value-type="float" office:value="9.47565547" calcext:value-type="float">
            <text:p>9.4756554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468266" calcext:value-type="float">
            <text:p>6.468266</text:p>
          </table:table-cell>
          <table:table-cell office:value-type="float" office:value="9.50708798" calcext:value-type="float">
            <text:p>9.5070879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484539" calcext:value-type="float">
            <text:p>6.484539</text:p>
          </table:table-cell>
          <table:table-cell office:value-type="float" office:value="9.53830859" calcext:value-type="float">
            <text:p>9.53830859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499388" calcext:value-type="float">
            <text:p>6.499388</text:p>
          </table:table-cell>
          <table:table-cell office:value-type="float" office:value="9.56936647" calcext:value-type="float">
            <text:p>9.5693664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1445" calcext:value-type="float">
            <text:p>6.51445</text:p>
          </table:table-cell>
          <table:table-cell office:value-type="float" office:value="9.60027586" calcext:value-type="float">
            <text:p>9.6002758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31602" calcext:value-type="float">
            <text:p>6.531602</text:p>
          </table:table-cell>
          <table:table-cell office:value-type="float" office:value="9.63103463" calcext:value-type="float">
            <text:p>9.6310346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52783" calcext:value-type="float">
            <text:p>6.552783</text:p>
          </table:table-cell>
          <table:table-cell office:value-type="float" office:value="9.66162188" calcext:value-type="float">
            <text:p>9.66162188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79689" calcext:value-type="float">
            <text:p>6.579689</text:p>
          </table:table-cell>
          <table:table-cell office:value-type="float" office:value="9.69199732" calcext:value-type="float">
            <text:p>9.6919973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14272" calcext:value-type="float">
            <text:p>6.614272</text:p>
          </table:table-cell>
          <table:table-cell office:value-type="float" office:value="9.7221037" calcext:value-type="float">
            <text:p>9.722103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60777" calcext:value-type="float">
            <text:p>6.660777</text:p>
          </table:table-cell>
          <table:table-cell office:value-type="float" office:value="9.75186425" calcext:value-type="float">
            <text:p>9.7518642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29899" calcext:value-type="float">
            <text:p>6.729899</text:p>
          </table:table-cell>
          <table:table-cell office:value-type="float" office:value="9.78115975" calcext:value-type="float">
            <text:p>9.781159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45007" calcext:value-type="float">
            <text:p>6.845007</text:p>
          </table:table-cell>
          <table:table-cell office:value-type="float" office:value="9.80976403" calcext:value-type="float">
            <text:p>9.8097640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048688" calcext:value-type="float">
            <text:p>7.048688</text:p>
          </table:table-cell>
          <table:table-cell office:value-type="float" office:value="9.83721723" calcext:value-type="float">
            <text:p>9.8372172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404361" calcext:value-type="float">
            <text:p>7.404361</text:p>
          </table:table-cell>
          <table:table-cell office:value-type="float" office:value="9.86263362" calcext:value-type="float">
            <text:p>9.8626336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984742" calcext:value-type="float">
            <text:p>7.984742</text:p>
          </table:table-cell>
          <table:table-cell office:value-type="float" office:value="9.88449328" calcext:value-type="float">
            <text:p>9.88449328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843976" calcext:value-type="float">
            <text:p>8.843976</text:p>
          </table:table-cell>
          <table:table-cell office:value-type="float" office:value="9.90054913" calcext:value-type="float">
            <text:p>9.90054913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.985447" calcext:value-type="float">
            <text:p>9.985447</text:p>
          </table:table-cell>
          <table:table-cell office:value-type="float" office:value="9.90801264" calcext:value-type="float">
            <text:p>9.90801264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.344972" calcext:value-type="float">
            <text:p>11.344972</text:p>
          </table:table-cell>
          <table:table-cell office:value-type="float" office:value="9.90406144" calcext:value-type="float">
            <text:p>9.9040614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2.795161" calcext:value-type="float">
            <text:p>12.795161</text:p>
          </table:table-cell>
          <table:table-cell office:value-type="float" office:value="9.88651499" calcext:value-type="float">
            <text:p>9.8865149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.16043" calcext:value-type="float">
            <text:p>14.16043</text:p>
          </table:table-cell>
          <table:table-cell office:value-type="float" office:value="9.85446665" calcext:value-type="float">
            <text:p>9.8544666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5.229865" calcext:value-type="float">
            <text:p>15.229865</text:p>
          </table:table-cell>
          <table:table-cell office:value-type="float" office:value="9.80876562" calcext:value-type="float">
            <text:p>9.80876562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757695" calcext:value-type="float">
            <text:p>15.757695</text:p>
          </table:table-cell>
          <table:table-cell office:value-type="float" office:value="9.75237024" calcext:value-type="float">
            <text:p>9.7523702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5.435534" calcext:value-type="float">
            <text:p>15.435534</text:p>
          </table:table-cell>
          <table:table-cell office:value-type="float" office:value="9.69069656" calcext:value-type="float">
            <text:p>9.69069656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3.782076" calcext:value-type="float">
            <text:p>13.782076</text:p>
          </table:table-cell>
          <table:table-cell office:value-type="float" office:value="9.63224449" calcext:value-type="float">
            <text:p>9.63224449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9.590327" calcext:value-type="float">
            <text:p>9.59032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590327" calcext:value-type="float">
            <text:p>9.5903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4:57.479773051</dc:date>
    <meta:document-statistic meta:table-count="1" meta:cell-count="2995" meta:object-count="0"/>
    <meta:generator>LibreOffice/4.2.7.2$Linux_X86_64 LibreOffice_project/420m0$Build-2</meta:generator>
  </office:meta>
</office:document-meta>
</file>